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70e2c"/>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style style:name="P20" style:family="paragraph" style:parent-style-name="Text_20_body">
      <style:text-properties fo:font-weight="bold" style:font-weight-asian="bold" style:font-weight-complex="bold"/>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list-style-name="L24">
      <style:paragraph-properties fo:margin-top="0cm" fo:margin-bottom="0cm" style:contextual-spacing="false"/>
    </style:style>
    <style:style style:name="P29" style:family="paragraph" style:parent-style-name="Text_20_body" style:list-style-name="L25">
      <style:paragraph-properties fo:margin-top="0cm" fo:margin-bottom="0cm" style:contextual-spacing="false"/>
    </style:style>
    <style:style style:name="P30" style:family="paragraph" style:parent-style-name="Text_20_body" style:list-style-name="L26">
      <style:paragraph-properties fo:margin-top="0cm" fo:margin-bottom="0cm" style:contextual-spacing="false"/>
    </style:style>
    <style:style style:name="P31" style:family="paragraph" style:parent-style-name="Text_20_body" style:list-style-name="L26">
      <style:paragraph-properties fo:margin-top="0cm" fo:margin-bottom="0cm" style:contextual-spacing="false"/>
      <style:text-properties officeooo:paragraph-rsid="00170e2c"/>
    </style:style>
    <style:style style:name="P32" style:family="paragraph" style:parent-style-name="Text_20_body" style:list-style-name="L27">
      <style:paragraph-properties fo:margin-top="0cm" fo:margin-bottom="0cm" style:contextual-spacing="false"/>
    </style:style>
    <style:style style:name="P33" style:family="paragraph" style:parent-style-name="Text_20_body" style:list-style-name="L28"/>
    <style:style style:name="P34" style:family="paragraph" style:parent-style-name="Text_20_body" style:list-style-name="L29">
      <style:paragraph-properties fo:margin-top="0cm" fo:margin-bottom="0cm" style:contextual-spacing="false"/>
    </style:style>
    <style:style style:name="P35" style:family="paragraph" style:parent-style-name="Text_20_body" style:list-style-name="L30">
      <style:paragraph-properties fo:margin-top="0cm" fo:margin-bottom="0cm" style:contextual-spacing="false"/>
    </style:style>
    <style:style style:name="P36" style:family="paragraph" style:parent-style-name="Text_20_body">
      <style:text-properties officeooo:paragraph-rsid="00170e2c"/>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7. Seeding and Nurturing Community Game Making Practices to Facilitate Learner Agency</text:p>
      <text:list text:style-name="L1">
        <text:list-item>
          <text:p text:style-name="P4"><text:a xlink:type="simple" xlink:href="#seeding-and-nurturing-community-game-making-practices-to-facilitate-learner-agency" text:style-name="Internet_20_link" text:visited-style-name="Visited_20_Internet_20_Link"><text:span text:style-name="Definition">Seeding and Nurturing Community Game Making Practices to Facilitate Learner Agency</text:span></text:a></text:p>
          <text:list text:style-name="L2">
            <text:list-item>
              <text:p text:style-name="P5"><text:a xlink:type="simple" xlink:href="#research-questions-jan-2025" text:style-name="Internet_20_link" text:visited-style-name="Visited_20_Internet_20_Link"><text:span text:style-name="Definition">Research Questions Jan 2025</text:span></text:a></text:p>
            </text:list-item>
            <text:list-item>
              <text:p text:style-name="P5"><text:a xlink:type="simple" xlink:href="#introduction" text:style-name="Internet_20_link" text:visited-style-name="Visited_20_Internet_20_Link"><text:span text:style-name="Definition">Introduction</text:span></text:a></text:p>
              <text:list text:style-name="L3">
                <text:list-item>
                  <text:p text:style-name="P6"><text:a xlink:type="simple" xlink:href="#new-notes-on-structure-of-the-chapter" text:style-name="Internet_20_link" text:visited-style-name="Visited_20_Internet_20_Link"><text:span text:style-name="Definition">New Notes on structure of the chapter</text:span></text:a></text:p>
                </text:list-item>
                <text:list-item>
                  <text:p text:style-name="P6"><text:a xlink:type="simple" xlink:href="#old-notes-on-structure-of-the-chapter" text:style-name="Internet_20_link" text:visited-style-name="Visited_20_Internet_20_Link"><text:span text:style-name="Definition">Old Notes on structure of the chapter</text:span></text:a></text:p>
                </text:list-item>
              </text:list>
            </text:list-item>
            <text:list-item>
              <text:p text:style-name="P5"><text:a xlink:type="simple" xlink:href="#introduction-1" text:style-name="Internet_20_link" text:visited-style-name="Visited_20_Internet_20_Link"><text:span text:style-name="Definition">Introduction</text:span></text:a></text:p>
            </text:list-item>
            <text:list-item>
              <text:p text:style-name="P5"><text:a xlink:type="simple" xlink:href="#part-one---exploring-concepts-of-abstract-and-concrete-knowledge-frameworks-in-relation-to-game-design-patterns" text:style-name="Internet_20_link" text:visited-style-name="Visited_20_Internet_20_Link"><text:span text:style-name="Definition">Part one - Exploring concepts of abstract and concrete knowledge frameworks in relation to Game Design Patterns</text:span></text:a></text:p>
              <text:list text:style-name="L4">
                <text:list-item>
                  <text:p text:style-name="P7"><text:a xlink:type="simple" xlink:href="#exploration-of-findings-in-relation-to-chat-conceptions-of-abstraction" text:style-name="Internet_20_link" text:visited-style-name="Visited_20_Internet_20_Link"><text:span text:style-name="Definition">Exploration of findings in relation to CHAT conceptions of abstraction</text:span></text:a></text:p>
                </text:list-item>
                <text:list-item>
                  <text:p text:style-name="P7"><text:a xlink:type="simple" xlink:href="#exploration-of-gdps-as-mid-level-construct-in-relation-to-other-conceptions-of-abstraction-in-computing-education-research" text:style-name="Internet_20_link" text:visited-style-name="Visited_20_Internet_20_Link"><text:span text:style-name="Definition">Exploration of GDPs as mid-level construct in relation to other conceptions of abstraction in computing education research</text:span></text:a></text:p>
                  <text:list text:style-name="L5">
                    <text:list-item>
                      <text:p text:style-name="P8"><text:a xlink:type="simple" xlink:href="#design-patterns-as-a-intermediate-level-pedagogical-framework-compared-to-computational-thinking" text:style-name="Internet_20_link" text:visited-style-name="Visited_20_Internet_20_Link"><text:span text:style-name="Definition">Design patterns as a intermediate-level, pedagogical framework (compared to computational thinking)</text:span></text:a></text:p>
                    </text:list-item>
                  </text:list>
                </text:list-item>
                <text:list-item>
                  <text:p text:style-name="P7"><text:a xlink:type="simple" xlink:href="#how-my-research-contributes-in-this-area---particularly-in-the-conception-of-different-pedagogies." text:style-name="Internet_20_link" text:visited-style-name="Visited_20_Internet_20_Link"><text:span text:style-name="Definition">How my research contributes in this area - particularly in the conception of different pedagogies.</text:span></text:a></text:p>
                  <text:list text:style-name="L6">
                    <text:list-item>
                      <text:p text:style-name="P9"><text:a xlink:type="simple" xlink:href="#comparing-my-pedagogical-framing-with-existing-research" text:style-name="Internet_20_link" text:visited-style-name="Visited_20_Internet_20_Link"><text:span text:style-name="Definition">Comparing my pedagogical framing with existing research</text:span></text:a></text:p>
                    </text:list-item>
                  </text:list>
                </text:list-item>
                <text:list-item>
                  <text:p text:style-name="P7"><text:a xlink:type="simple" xlink:href="#link-to-next-section-and-signposting-final-discussion-section" text:style-name="Internet_20_link" text:visited-style-name="Visited_20_Internet_20_Link"><text:span text:style-name="Definition">Link to next section and signposting final discussion section</text:span></text:a></text:p>
                </text:list-item>
              </text:list>
            </text:list-item>
            <text:list-item>
              <text:p text:style-name="P5"><text:a xlink:type="simple" xlink:href="#part-two---agency" text:style-name="Internet_20_link" text:visited-style-name="Visited_20_Internet_20_Link"><text:span text:style-name="Definition">Part Two - Agency</text:span></text:a></text:p>
              <text:list text:style-name="L7">
                <text:list-item>
                  <text:p text:style-name="P10"><text:a xlink:type="simple" xlink:href="#a-affordances-mediation-tads" text:style-name="Internet_20_link" text:visited-style-name="Visited_20_Internet_20_Link"><text:span text:style-name="Definition">2.a Affordances, Mediation, TADS,</text:span></text:a></text:p>
                </text:list-item>
                <text:list-item>
                  <text:p text:style-name="P10"><text:a xlink:type="simple" xlink:href="#the-use-of-concepts-of-mediation-and-dual-stimulation-in-this-exploration-of-the-development-of-agency--" text:style-name="Internet_20_link" text:visited-style-name="Visited_20_Internet_20_Link"><text:span text:style-name="Definition">The use of concepts of mediation and dual stimulation in this exploration of the development of agency -</text:span></text:a></text:p>
                </text:list-item>
                <text:list-item>
                  <text:p text:style-name="P10"><text:a xlink:type="simple" xlink:href="#recap-of-tads-in-context" text:style-name="Internet_20_link" text:visited-style-name="Visited_20_Internet_20_Link"><text:span text:style-name="Definition">Recap of TADS in context?</text:span></text:a></text:p>
                </text:list-item>
                <text:list-item>
                  <text:p text:style-name="P10"><text:a xlink:type="simple" xlink:href="#role-of-the-facilitator" text:style-name="Internet_20_link" text:visited-style-name="Visited_20_Internet_20_Link"><text:span text:style-name="Definition">Role of the facilitator</text:span></text:a></text:p>
                </text:list-item>
                <text:list-item>
                  <text:p text:style-name="P10"><text:a xlink:type="simple" xlink:href="#b---emergent-activities-in-emergent-cultural-context---tas-3rd-spaces-col-fok-idiocultures-etc." text:style-name="Internet_20_link" text:visited-style-name="Visited_20_Internet_20_Link"><text:span text:style-name="Definition">2b - Emergent activities in emergent cultural context - TAS, 3rd Spaces, Col, Fok, idiocultures etc.</text:span></text:a></text:p>
                </text:list-item>
                <text:list-item>
                  <text:p text:style-name="P10"><text:a xlink:type="simple" xlink:href="#discussion-on-the-role-of-playtesting-in-particular-as-a-suitable-medium-third-space" text:style-name="Internet_20_link" text:visited-style-name="Visited_20_Internet_20_Link"><text:span text:style-name="Definition">Discussion on the role of playtesting in particular as a suitable medium (third space)</text:span></text:a></text:p>
                </text:list-item>
                <text:list-item>
                  <text:p text:style-name="P10"><text:a xlink:type="simple" xlink:href="#metaphors-of-space" text:style-name="Internet_20_link" text:visited-style-name="Visited_20_Internet_20_Link"><text:span text:style-name="Definition">Metaphors of space</text:span></text:a></text:p>
                  <text:list text:style-name="L8">
                    <text:list-item>
                      <text:p text:style-name="P11"><text:a xlink:type="simple" xlink:href="#playtesting-player-types-and-side-missions" text:style-name="Internet_20_link" text:visited-style-name="Visited_20_Internet_20_Link"><text:span text:style-name="Definition">Playtesting, player types and side missions</text:span></text:a></text:p>
                    </text:list-item>
                  </text:list>
                </text:list-item>
                <text:list-item>
                  <text:p text:style-name="P10"><text:a xlink:type="simple" xlink:href="#harbours-playgrounds-and-walled-gardens-as-a-way-to-explore-conceptions-of-relational-agency--" text:style-name="Internet_20_link" text:visited-style-name="Visited_20_Internet_20_Link"><text:span text:style-name="Definition">Harbours, playgrounds and walled gardens as a way to explore conceptions of (relational) agency -</text:span></text:a></text:p>
                  <text:list text:style-name="L9">
                    <text:list-item>
                      <text:p text:style-name="P12"><text:a xlink:type="simple" xlink:href="#the-freedoms-and-restrictions-of-playgrounds" text:style-name="Internet_20_link" text:visited-style-name="Visited_20_Internet_20_Link"><text:span text:style-name="Definition">The freedoms and restrictions of playgrounds</text:span></text:a></text:p>
                    </text:list-item>
                  </text:list>
                </text:list-item>
              </text:list>
            </text:list-item>
            <text:list-item>
              <text:p text:style-name="P5"><text:a xlink:type="simple" xlink:href="#part-three-synthesis-in-relation-to-issues-of-inclusive-pedagogy-udl-umc-moe-pbl." text:style-name="Internet_20_link" text:visited-style-name="Visited_20_Internet_20_Link"><text:span text:style-name="Definition">Part Three : Synthesis in relation to Issues of inclusive pedagogy UDL, UMC, MOE, PBL.</text:span></text:a></text:p>
              <text:list text:style-name="L10">
                <text:list-item>
                  <text:p text:style-name="P13"><text:a xlink:type="simple" xlink:href="#the-interaction-of-flexible-deign-practices-the-collection-of-game-design-patterns-stepwise-scaffolding-of-learning-environments-and-new-understandings-of-agency." text:style-name="Internet_20_link" text:visited-style-name="Visited_20_Internet_20_Link"><text:soft-page-break/><text:span text:style-name="Definition">The interaction of flexible deign practices, the collection of Game Design Patterns, stepwise scaffolding of learning environments and new understandings of agency.</text:span></text:a></text:p>
                  <text:list text:style-name="L11">
                    <text:list-item>
                      <text:p text:style-name="P14"><text:a xlink:type="simple" xlink:href="#synthesis-of-characteritics-and-analysis" text:style-name="Internet_20_link" text:visited-style-name="Visited_20_Internet_20_Link"><text:span text:style-name="Definition">Synthesis of Characteritics and Analysis</text:span></text:a></text:p>
                    </text:list-item>
                  </text:list>
                </text:list-item>
              </text:list>
            </text:list-item>
            <text:list-item>
              <text:p text:style-name="P5"><text:a xlink:type="simple" xlink:href="#part-3.b-synthesis-in-relation-to-agency-and-sketchy-pedagogies" text:style-name="Internet_20_link" text:visited-style-name="Visited_20_Internet_20_Link"><text:span text:style-name="Definition">Part 3.b: Synthesis in relation to Agency and Sketchy pedagogies</text:span></text:a></text:p>
              <text:list text:style-name="L12">
                <text:list-item>
                  <text:p text:style-name="P15"><text:a xlink:type="simple" xlink:href="#shifting-forms-of-agency" text:style-name="Internet_20_link" text:visited-style-name="Visited_20_Internet_20_Link"><text:span text:style-name="Definition">Shifting forms of Agency</text:span></text:a></text:p>
                </text:list-item>
                <text:list-item>
                  <text:p text:style-name="P15"><text:a xlink:type="simple" xlink:href="#danger-of-designing-away-the-possibility-for-transformational-agency" text:style-name="Internet_20_link" text:visited-style-name="Visited_20_Internet_20_Link"><text:span text:style-name="Definition">Danger of designing away the possibility for transformational agency</text:span></text:a></text:p>
                </text:list-item>
              </text:list>
            </text:list-item>
            <text:list-item>
              <text:p text:style-name="P5"><text:a xlink:type="simple" xlink:href="#conclusion" text:style-name="Internet_20_link" text:visited-style-name="Visited_20_Internet_20_Link"><text:span text:style-name="Definition">Conclusion</text:span></text:a></text:p>
            </text:list-item>
            <text:list-item>
              <text:p text:style-name="P5"><text:a xlink:type="simple" xlink:href="#to-move-or-drop-from-chapter" text:style-name="Internet_20_link" text:visited-style-name="Visited_20_Internet_20_Link"><text:span text:style-name="Definition">TO MOVE OR DROP FROM CHAPTER</text:span></text:a></text:p>
              <text:list text:style-name="L13">
                <text:list-item>
                  <text:p text:style-name="P16"><text:a xlink:type="simple" xlink:href="#on-planned-and-emergent-activity" text:style-name="Internet_20_link" text:visited-style-name="Visited_20_Internet_20_Link"><text:span text:style-name="Definition">On planned and emergent activity)</text:span></text:a></text:p>
                </text:list-item>
              </text:list>
            </text:list-item>
            <text:list-item>
              <text:p text:style-name="P5"><text:a xlink:type="simple" xlink:href="#notes---moved-to-the-end-for-review" text:style-name="Internet_20_link" text:visited-style-name="Visited_20_Internet_20_Link"><text:span text:style-name="Definition">Notes - MOVED TO THE END FOR REVIEW</text:span></text:a></text:p>
              <text:list text:style-name="L14">
                <text:list-item>
                  <text:p text:style-name="P17"><text:a xlink:type="simple" xlink:href="#on-fluency" text:style-name="Internet_20_link" text:visited-style-name="Visited_20_Internet_20_Link"><text:span text:style-name="Definition">On Fluency</text:span></text:a></text:p>
                </text:list-item>
                <text:list-item>
                  <text:p text:style-name="P17"><text:a xlink:type="simple" xlink:href="#removed-in-december---perhaps-rehome" text:style-name="Internet_20_link" text:visited-style-name="Visited_20_Internet_20_Link"><text:span text:style-name="Definition">Removed in December - perhaps rehome</text:span></text:a></text:p>
                </text:list-item>
              </text:list>
            </text:list-item>
            <text:list-item>
              <text:p text:style-name="P5"><text:a xlink:type="simple" xlink:href="#removed-in-jan---find-home" text:style-name="Internet_20_link" text:visited-style-name="Visited_20_Internet_20_Link"><text:span text:style-name="Definition">Removed in Jan - find home</text:span></text:a></text:p>
              <text:list text:style-name="L15">
                <text:list-item>
                  <text:p text:style-name="P18"><text:a xlink:type="simple" xlink:href="#community-concepts-and-norming-behaviour-emerging-during-playtesting" text:style-name="Internet_20_link" text:visited-style-name="Visited_20_Internet_20_Link"><text:span text:style-name="Definition">Community concepts and norming behaviour emerging during playtesting</text:span></text:a></text:p>
                </text:list-item>
                <text:list-item>
                  <text:p text:style-name="P18"><text:a xlink:type="simple" xlink:href="#moe" text:style-name="Internet_20_link" text:visited-style-name="Visited_20_Internet_20_Link"><text:span text:style-name="Definition">MoE</text:span></text:a></text:p>
                </text:list-item>
                <text:list-item>
                  <text:p text:style-name="P18"><text:a xlink:type="simple" xlink:href="#affordances-as-points-on-a-climbing-wall-to-support-understandings-of-instrumental-agency---move" text:style-name="Internet_20_link" text:visited-style-name="Visited_20_Internet_20_Link"><text:span text:style-name="Definition">Affordances as points on a climbing wall to support understandings of instrumental agency - MOVE</text:span></text:a></text:p>
                </text:list-item>
                <text:list-item>
                  <text:p text:style-name="P18"><text:a xlink:type="simple" xlink:href="#exploring-transformative-agency-using-the-metaphor-of-kedging-anchors" text:style-name="Internet_20_link" text:visited-style-name="Visited_20_Internet_20_Link"><text:span text:style-name="Definition">Exploring transformative agency using the metaphor of Kedging anchors</text:span></text:a></text:p>
                </text:list-item>
              </text:list>
            </text:list-item>
          </text:list>
        </text:list-item>
      </text:list>
      <text:h text:style-name="Heading_20_1"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jan-2025"/>Research Questions Jan 2025<text:bookmark-end text:name="research-questions-jan-2025"/></text:h>
      <text:p text:style-name="Preformatted_20_Text">1. What contradictions arose in participation in this research’s game coding processes and how were they addressed?</text:p>
      <text:p text:style-name="Preformatted_20_Text">2. How does CHAT theory help us understand how game design patterns <text:s/>can be used in an evolving community of novice game makers?</text:p>
      <text:p text:style-name="Preformatted_20_Text">3. How can learners build agency in an evolving community of game makers? REVISE</text:p>
      <text:h text:style-name="Heading_20_2" text:outline-level="2"><text:bookmark-start text:name="introduction"/>Introduction<text:bookmark-end text:name="introduction"/></text:h>
      <text:h text:style-name="Heading_20_3" text:outline-level="3"><text:bookmark-start text:name="new-notes-on-structure-of-the-chapter"/>New Notes on structure of the chapter<text:bookmark-end text:name="new-notes-on-structure-of-the-chapter"/></text:h>
      <text:p text:style-name="First_20_paragraph">This chapter will discuss the uses of GDPs outlined in the previous chapter in relation to</text:p>
      <text:list text:style-name="L16">
        <text:list-item>
          <text:p text:style-name="P19">Rising to concrete ; Conceptions of abstract and concrete present in computing and digital making research: ultimately, proposing design patterns as a intermediate-level, pedagogical framework compared to computational thinking.</text:p>
        </text:list-item>
        <text:list-item>
          <text:p text:style-name="P19">Socio cultural understandings of mediation and agency via TADS theory, particularly in relation to the abstract and concrete.</text:p>
        </text:list-item>
        <text:list-item>
          <text:p text:style-name="P19">TAS, 3rd Spaces, Col, Fok, idiocultures etc.</text:p>
        </text:list-item>
        <text:list-item>
          <text:p text:style-name="P19"><text:soft-page-break/>Synthesis in relation to Issues of inclusive pedagogy. UDL, UMC, MOE. This underline the entire motivation and design of the study. Returning therefore to a fundamental point of the study to explore how this help diverse learners in a challenging area to learn.</text:p>
        </text:list-item>
      </text:list>
      <text:p text:style-name="First_20_paragraph">To do this chapter continues to explore the context of the study’s emergent cultural and community activity, deepens discussion on interpersonal activity and implications for dimensions of tool use on learner agency in a way which at times addresses wider aspects of the learning design than GDPs.</text:p>
      <text:p text:style-name="P20">To drop / change / move</text:p>
      <text:list text:style-name="L17">
        <text:list-item>
          <text:p text:style-name="P21">impact of side missions / maker types: keep some elements, importance of identity given Gutierrez’s focus.</text:p>
        </text:list-item>
      </text:list>
      <text:h text:style-name="Heading_20_3" text:outline-level="3"><text:bookmark-start text:name="old-notes-on-structure-of-the-chapter"/>Old Notes on structure of the chapter<text:bookmark-end text:name="old-notes-on-structure-of-the-chapter"/></text:h>
      <text:p text:style-name="First_20_paragraph">Following Chapter 6’s presentation findings on how participants use GDPs, this chapter contains further discussion on this use GDPs , particularly in reference to the building of agency?</text:p>
      <text:p text:style-name="Text_20_body">To do so at time the focus is widened to include discussion on the evolving setting of use - in particular playtesting and the design processes involved.</text:p>
      <text:p text:style-name="Text_20_body">The chapter contains a discussion on wider concerns of designing for learner agency. Here I synthesise analysis on processes which support learners to develop agency in this game making community (and the role of different levels of authenticity?)</text:p>
      <text:p text:style-name="Text_20_body">The lens of inclusion and the alignment with UDL is also relevant within an analysis of the discussion of concrete and abstract frameworks.</text:p>
      <text:p text:style-name="Text_20_body">Additionally, because of the relevance of x and y in the process,</text:p>
      <text:p text:style-name="Text_20_body">The role of the emerging culture and identity of the idioculture is developed in this chapter in the following ways:</text:p>
      <text:list text:style-name="L18">
        <text:list-item>
          <text:p text:style-name="P22">playtesting as a social process; play testing and embodied participation in the games of others - community concepts and norming behaviour emerging during playtesting</text:p>
        </text:list-item>
        <text:list-item>
          <text:p text:style-name="P22">the impact / if any of the social missions and player types to help the development of learner identities.</text:p>
        </text:list-item>
        <text:list-item>
          <text:p text:style-name="P22">the emergence and nurturing of flexible and complex design behaviours (beyond player types)</text:p>
        </text:list-item>
      </text:list>
      <text:p text:style-name="First_20_paragraph">Some sections here including discussion on element of the introduced side missions explore how facilitators can encourage emergent processes as part of an introduced design. This discussion chapter uses this conceptual spectrum as a way to explore an analysis of different aspects of agency aand inclusive pedagogies.</text:p>
      <text:h text:style-name="Heading_20_2" text:outline-level="2"><text:bookmark-start text:name="introduction-1"/><text:soft-page-break/>Introduction<text:bookmark-end text:name="introduction-1"/></text:h>
      <text:p text:style-name="First_20_paragraph">The previous chapters have explored both designed and fortuitous changes to the learning design that become adopted by the community.</text:p>
      <text:list text:style-name="L19">
        <text:list-item>
          <text:p text:style-name="P23">Rising to concrete ; Conceptions of abstract and concrete present in computing and digital making research: ultimately, proposing design patterns as a intermediate-level, pedagogical framework compared to computational thinking.</text:p>
        </text:list-item>
      </text:list>
      <text:list text:style-name="L20">
        <text:list-item>
          <text:p text:style-name="P24">Socio cultural understandings of mediation and agency</text:p>
        </text:list-item>
      </text:list>
      <text:p text:style-name="First_20_paragraph">2.a via mediation and agency via TADS theory,</text:p>
      <text:p text:style-name="Text_20_body">2.b TAS, 3rd Spaces, Col, Fok, idiocultures etc.</text:p>
      <text:list text:style-name="L21">
        <text:list-item>
          <text:p text:style-name="P25">Synthesis in relation to Issues of inclusive pedagogy. UDL, UMC, MOE. This underline the entire motivation and design of the study. Returning therefore to a fundamental point of the study to explore how this help diverse learners in a challenging area to learn. Ending by suggesting UDL as a helpful framework,</text:p>
        </text:list-item>
      </text:list>
      <text:list text:style-name="L22">
        <text:list-item>
          <text:p text:style-name="P26">explore potential implications for facilitators and researchers on how to design for inclusion and agency - e.g. use of GDP collection as an intermediate pedagogical construct.</text:p>
        </text:list-item>
      </text:list>
      <text:p text:style-name="First_20_paragraph">To do this chapter continues to explore the context of the study’s emergent cultural and community activity, deepens discussion on interpersonal activity and implications for dimensions of tool use on learner agency in a way which at times addresses wider aspects of the learning design than GDPs.</text:p>
      <text:p text:style-name="Text_20_body">This section takes a step back to explore the wider perspectives of the findings beyond the immediate context to digital making and project based approaches and understandings of design patterns in educational contexts.</text:p>
      <text:p text:style-name="P20">more intro material</text:p>
      <text:p text:style-name="Text_20_body">An underlying proposal of this thesis is the development of learner agency can be facilitated by designing effective learning environments. To do this I draw on key forms of developmental agency explored in Chapter 3.</text:p>
      <text:p text:style-name="Text_20_body">This section synthesises findings learner agency in relation to existing conceptions of agency in other research.</text:p>
      <text:p text:style-name="Text_20_body">This section explores these academic conceptions in a playful way using relatable metaphors from related research. The aim of this playful/relatable approach is to aid the situation of later recommendations for researchers and educators working in this area in an accessible way.</text:p>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list text:style-name="L23">
        <text:list-item>
          <text:p text:style-name="P27">Recap, GDPs as a Germ cell, Exploring CHAT concepts of abstraction<text:line-break/></text:p>
        </text:list-item>
        <text:list-item>
          <text:p text:style-name="P27"><text:soft-page-break/>Locating TADS in this perspective, via 3GAT concept of expansion via double stimulation and TADS</text:p>
        </text:list-item>
        <text:list-item>
          <text:p text:style-name="P27">Levels of abstraction -</text:p>
        </text:list-item>
        <text:list-item>
          <text:p text:style-name="P27">Papert then Waite</text:p>
        </text:list-item>
        <text:list-item>
          <text:p text:style-name="P27">Then begin practical use of this take - tinkering pedagogy</text:p>
        </text:list-item>
      </text:list>
      <text:p text:style-name="First_20_paragraph">In chapter two I described the characteristics and limits of computational thinking as a pedagogical framework, specifically concepts include: varied interpretations; the role of levels of abstraction for teachers and learners; and the value of epistemological pluralism as a way to value concrete approaches.</text:p>
      <text:p text:style-name="Text_20_body">The previous chapter began to explore, through the lens of personal appropriation, to variety of abstract concepts and more concrete applications suitable for development via this learning design. This investigation has provoked careful reflection of abstract-concrete dimensions of emerging knowledge happening in the game making and digital making more generally.</text:p>
      <text:p text:style-name="Text_20_body">There are two main aspects of this. Firstly, the research process and the evolving design involve a process of rising to the concrete, identifying an abstraction of interest and then different concrete instantiations of it. Secondly, the abstract concrete tension runs as a theme through the literature of this domain. This section addresses both aspects.</text:p>
      <text:p text:style-name="Text_20_body">This section ends by unifying these threads with an proposal of GDPs as a mid-level construct, demonstrating their utility for both educational designers and researchers.</text:p>
      <text:h text:style-name="Heading_20_3" text:outline-level="3"><text:bookmark-start text:name="exploration-of-findings-in-relation-to-chat-conceptions-of-abstraction"/>Exploration of findings in relation to CHAT conceptions of abstraction<text:bookmark-end text:name="exploration-of-findings-in-relation-to-chat-conceptions-of-abstraction"/></text:h>
      <text:p text:style-name="First_20_paragraph">WHY IMPORTANT? LINK BACK HERE?</text:p>
      <text:p text:style-name="Text_20_body">To start, let us consider the nature of the abstraction of gameplay design patterns via Sannino’ <text:reference-mark-start text:name="ZOTERO_ITEM CSL_CITATION {&quot;citationID&quot;:&quot;kuuxfith&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D5Cei5HZjn"/>(2011)<text:reference-mark-end text:name="ZOTERO_ITEM CSL_CITATION {&quot;citationID&quot;:&quot;kuuxfith&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D5Cei5HZjn"/> distinction between empirical and theoretical abstraction.</text:p>
      <text:p text:style-name="Preformatted_20_Text">"While observation and categorization are actions at the root of empirical abstraction, practical transformation, change, and experimentation are actions at the root of theoretical abstraction. Theoretical abstraction allows one to generate and project complex, theoretically mastered concrete manifestations and developmental forms of the reality under scrutiny. A theoretical abstraction is based on a functional relationship, also called a germ cell." [@sannino_activity_2011].</text:p>
      <text:p text:style-name="First_20_paragraph">In this research, the empirical level of abstraction is present in P1 and in P2 where features to be added to the game were classified gameplay features and categorised according to to the existing MDA framework. Moving beyond the empirical towards the theoretical aspect, is the early positioning of each feature as a gameplay design pattern which can be described and supplemented with a suggested code structures and examples. ANY OTHERS</text:p>
      <text:p text:style-name="Text_20_body">The key, guiding conception here becomes the pedagogical utility of a strong coupled link between a feature of an observable game product (in this case gameplay design patterns) and scaffolding resources available within a community. This concept becomes the root of the varied approaches and forms of support outlined in this chapter. Some instances based on this kernel <text:soft-page-break/>concept were created by myself in response to user requests in varied forms of support documentation outlined in Chapter 5 ( e.g. quick start card</text:p>
      <text:p text:style-name="Text_20_body"/>
      <text:p text:style-name="Text_20_body">The process of identifying and working with GDPs in this research process can be mapped as a dialectical process of moving (rising) to the concrete <text:reference-mark-start text:name="ZOTERO_ITEM CSL_CITATION {&quot;citationID&quot;:&quot;pagduekd&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IhjfRRtPze"/>(Sannino, 2011)<text:reference-mark-end text:name="ZOTERO_ITEM CSL_CITATION {&quot;citationID&quot;:&quot;pagduekd&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IhjfRRtPze"/>. It is this movement from a kernel idea into varied concrete instances that is the root of the power of the approach according to CHAT scholars. While, the varied uses as meditational strategies and their integration into varied concrete forms of creative cultural and interpersonal repertoires many be particular to this setting, the germ cell concept described above is a theoretical and generalisable abstraction not particular to this context.</text:p>
      <text:p text:style-name="Text_20_body">While the educational use of design patterns and has been explored in other settings via research, the focus has been on professional rather than novice learners.</text:p>
      <text:p text:style-name="Text_20_body">LATER? While I address areas for future research in the conclusion, a proposed benefit of this research is While understanding the process is more obviously useful for facilitators - it may be helpful to participants as well as they build familiarity with frameworks of features of multimedia projects.to underscore the potential and to uncover a starting point for pedagogies that can be transferred to diverse design projects.</text:p>
      <text:h text:style-name="Heading_20_3" text:outline-level="3"><text:bookmark-start text:name="exploration-of-gdps-as-mid-level-construct-in-relation-to-other-conceptions-of-abstraction-in-computing-education-research"/>Exploration of GDPs as mid-level construct in relation to other conceptions of abstraction in computing education research<text:bookmark-end text:name="exploration-of-gdps-as-mid-level-construct-in-relation-to-other-conceptions-of-abstraction-in-computing-education-research"/></text:h>
      <text:p text:style-name="First_20_paragraph">Waite’s interpretation of levels of abstraction and semantic waves in a computing education context is potentially relevant as example of how can contribute to the debate in this area.</text:p>
      <text:p text:style-name="Text_20_body">Turning to alignment with PBL research in digital making, as explored in the literature review a key challenge to project based learning is finding appropriate conceptual and practical frameworks to scaffold domain specific working practices to ameliorate the dialectical tension between engagement via tinkering and requirements to promote “principled understanding” <text:reference-mark-start text:name="ZOTERO_ITEM CSL_CITATION {&quot;citationID&quot;:&quot;zhunukxh&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S3tMBp8Y2j"/>(Barron et al., 1998:63)<text:reference-mark-end text:name="ZOTERO_ITEM CSL_CITATION {&quot;citationID&quot;:&quot;zhunukxh&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S3tMBp8Y2j"/>. Waite and colleagues propose that abstraction should be explicitly taught even to younger pupils <text:reference-mark-start text:name="ZOTERO_ITEM CSL_CITATION {&quot;citationID&quot;:&quot;jbalbgzx&quot;,&quot;properties&quot;:{&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schema&quot;:&quot;https://github.com/citation-style-language/schema/raw/master/csl-citation.json&quot;} RNDxvo7uDSoZr"/>(Waite et al., 2016)<text:reference-mark-end text:name="ZOTERO_ITEM CSL_CITATION {&quot;citationID&quot;:&quot;jbalbgzx&quot;,&quot;properties&quot;:{&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schema&quot;:&quot;https://github.com/citation-style-language/schema/raw/master/csl-citation.json&quot;} RNDxvo7uDSoZr"/>. Waite and colleagues <text:reference-mark-start text:name="ZOTERO_ITEM CSL_CITATION {&quot;citationID&quot;:&quot;yyshtqjr&quot;,&quot;properties&quot;:{&quot;formattedCitation&quot;:&quot;(Waite et al., 2018)&quot;,&quot;plainCitation&quot;:&quot;(Waite et al., 2018)&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fa72xt2FPi"/>(Waite et al., 2018)<text:reference-mark-end text:name="ZOTERO_ITEM CSL_CITATION {&quot;citationID&quot;:&quot;yyshtqjr&quot;,&quot;properties&quot;:{&quot;formattedCitation&quot;:&quot;(Waite et al., 2018)&quot;,&quot;plainCitation&quot;:&quot;(Waite et al., 2018)&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fa72xt2FPi"/> also propose the utility of awareness of LOA in terms of learners knowing at what level of abstraction they are operating, although the evidence is not representative and authors call for further research.</text:p>
      <text:p text:style-name="Text_20_body">In terms of semantic waves, the movement between abstract and concrete is helpful to address some of the issues concerning inclusion and accessibility of overly abstract approaches <text:reference-mark-start text:name="ZOTERO_ITEM CSL_CITATION {&quot;citationID&quot;:&quot;prwlykvr&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icFa9i1BSO"/>(Papert and Turkle, 1990)<text:reference-mark-end text:name="ZOTERO_ITEM CSL_CITATION {&quot;citationID&quot;:&quot;prwlykvr&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icFa9i1BSO"/>.</text:p>
      <text:p text:style-name="Text_20_body">CHANGE THIS - TURN IT DOWN Papert and Turkle <text:reference-mark-start text:name="ZOTERO_ITEM CSL_CITATION {&quot;citationID&quot;:&quot;huhlfeho&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3kNRknZFxm"/>(1990)<text:reference-mark-end text:name="ZOTERO_ITEM CSL_CITATION {&quot;citationID&quot;:&quot;huhlfeho&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3kNRknZFxm"/> celebrated the exploration of the concrete in computing pedagogy, likening the process to bricolage, a craft based approach where participants become very familiar with their tools and materials. Such a challenge to the legitimacy of the primacy of abstract, top-down approaches to teaching coding, seemingly also also challenge Waite’s rationale of the importance of alternating between abstract and concrete <text:soft-page-break/>dimensions present in research on semantic waves, and the value of participants being aware of the level of abstraction at which they are working.</text:p>
      <text:p text:style-name="Text_20_body">OR AT AN EARLIER STAGE? DEFINE FIRST THEN INTERPRET? At this stage it is important to try to clarify, what exactly is meant by the authors abstract in their explorations. Papert’s focus on Microworlds as a vehicle to make concrete of mathematical concepts, must at some point involve an exposure to this abstract knowledge.</text:p>
      <text:p text:style-name="Text_20_body">Waite’s research contains on limited examples but given the broad alignment with UK curricular context can be safely taken to include Wing’s take on CT at the most abstract, and specifics coding constructs or even syntax at the most concreted.</text:p>
      <text:p text:style-name="Text_20_body">A synthesis of relevant literature supports an spectrum of abstraction,</text:p>
      <text:p text:style-name="Text_20_body">Such a spectrum is in is broadly in line with LOA interpretation,</text:p>
      <text:p text:style-name="Text_20_body">PERHAPS BRING UP UP TO DATE ISSUE OF TRANSFER. - BUT PERHAPS LEAVE FOR CONCLUSION. NOTE ALSO THE BALANCE BETWEEN CT CONCRETE SKILLS AND TRANSFER IN <text:reference-mark-start text:name="ZOTERO_ITEM CSL_CITATION {&quot;citationID&quot;:&quot;jtjhgpgd&quot;,&quot;properties&quot;:{&quot;formattedCitation&quot;:&quot;(Kynigos and Grizioti, 2020)&quot;,&quot;plainCitation&quot;:&quot;(Kynigos and Grizioti, 2020)&quot;,&quot;noteIndex&quot;:0},&quot;citationItems&quot;:[{&quot;id&quot;:8688,&quot;uris&quot;:[&quot;http://zotero.org/users/1913249/items/2IJWQ7QD&quot;],&quot;itemData&quot;:{&quot;id&quot;:8688,&quot;type&quot;:&quot;article-journal&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container-title&quot;:&quot;British Journal of Educational Technology&quot;,&quot;DOI&quot;:&quot;10.1111/bjet.12898&quot;,&quot;ISSN&quot;:&quot;1467-8535&quot;,&quot;issue&quot;:&quot;6&quot;,&quot;language&quot;:&quot;en&quot;,&quot;license&quot;:&quot;© 2020 British Educational Research Association&quot;,&quot;note&quot;:&quot;_eprint: https://onlinelibrary.wiley.com/doi/pdf/10.1111/bjet.12898&quot;,&quot;page&quot;:&quot;2252-2267&quot;,&quot;source&quot;:&quot;Wiley Online Library&quot;,&quot;title&quot;:&quot;Modifying games with ChoiCo: Integrated affordances and engineered bugs for computational thinking&quot;,&quot;title-short&quot;:&quot;Modifying games with ChoiCo&quot;,&quot;URL&quot;:&quot;https://onlinelibrary.wiley.com/doi/abs/10.1111/bjet.12898&quot;,&quot;volume&quot;:&quot;51&quot;,&quot;author&quot;:[{&quot;family&quot;:&quot;Kynigos&quot;,&quot;given&quot;:&quot;Chronis&quot;},{&quot;family&quot;:&quot;Grizioti&quot;,&quot;given&quot;:&quot;Marianthi&quot;}],&quot;accessed&quot;:{&quot;date-parts&quot;:[[&quot;2023&quot;,6,12]]},&quot;issued&quot;:{&quot;date-parts&quot;:[[&quot;2020&quot;]]},&quot;citation-key&quot;:&quot;kynigos_modifying_2020&quot;},&quot;prefix&quot;:&quot;&quot;,&quot;suffix&quot;:&quot;&quot;}],&quot;schema&quot;:&quot;https://github.com/citation-style-language/schema/raw/master/csl-citation.json&quot;} RNDgabf7m8PWy"/>(Kynigos and Grizioti, 2020)<text:reference-mark-end text:name="ZOTERO_ITEM CSL_CITATION {&quot;citationID&quot;:&quot;jtjhgpgd&quot;,&quot;properties&quot;:{&quot;formattedCitation&quot;:&quot;(Kynigos and Grizioti, 2020)&quot;,&quot;plainCitation&quot;:&quot;(Kynigos and Grizioti, 2020)&quot;,&quot;noteIndex&quot;:0},&quot;citationItems&quot;:[{&quot;id&quot;:8688,&quot;uris&quot;:[&quot;http://zotero.org/users/1913249/items/2IJWQ7QD&quot;],&quot;itemData&quot;:{&quot;id&quot;:8688,&quot;type&quot;:&quot;article-journal&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container-title&quot;:&quot;British Journal of Educational Technology&quot;,&quot;DOI&quot;:&quot;10.1111/bjet.12898&quot;,&quot;ISSN&quot;:&quot;1467-8535&quot;,&quot;issue&quot;:&quot;6&quot;,&quot;language&quot;:&quot;en&quot;,&quot;license&quot;:&quot;© 2020 British Educational Research Association&quot;,&quot;note&quot;:&quot;_eprint: https://onlinelibrary.wiley.com/doi/pdf/10.1111/bjet.12898&quot;,&quot;page&quot;:&quot;2252-2267&quot;,&quot;source&quot;:&quot;Wiley Online Library&quot;,&quot;title&quot;:&quot;Modifying games with ChoiCo: Integrated affordances and engineered bugs for computational thinking&quot;,&quot;title-short&quot;:&quot;Modifying games with ChoiCo&quot;,&quot;URL&quot;:&quot;https://onlinelibrary.wiley.com/doi/abs/10.1111/bjet.12898&quot;,&quot;volume&quot;:&quot;51&quot;,&quot;author&quot;:[{&quot;family&quot;:&quot;Kynigos&quot;,&quot;given&quot;:&quot;Chronis&quot;},{&quot;family&quot;:&quot;Grizioti&quot;,&quot;given&quot;:&quot;Marianthi&quot;}],&quot;accessed&quot;:{&quot;date-parts&quot;:[[&quot;2023&quot;,6,12]]},&quot;issued&quot;:{&quot;date-parts&quot;:[[&quot;2020&quot;]]},&quot;citation-key&quot;:&quot;kynigos_modifying_2020&quot;},&quot;prefix&quot;:&quot;&quot;,&quot;suffix&quot;:&quot;&quot;}],&quot;schema&quot;:&quot;https://github.com/citation-style-language/schema/raw/master/csl-citation.json&quot;} RNDgabf7m8PWy"/></text:p>
      <text:h text:style-name="Heading_20_4" text:outline-level="4"><text:bookmark-start text:name="design-patterns-as-a-intermediate-level-pedagogical-framework-compared-to-computational-thinking"/>Design patterns as a intermediate-level, pedagogical framework (compared to computational thinking)<text:bookmark-end text:name="design-patterns-as-a-intermediate-level-pedagogical-framework-compared-to-computational-thinking"/></text:h>
      <text:p text:style-name="First_20_paragraph">This direction of the findings of the last chapter, support findings on design patterns in other contexts as a middle ground between abstract CT concepts and more concrete techniques.</text:p>
      <text:p text:style-name="Preformatted_20_Text">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Such an interpretation is adopted by Eriksson and colleagues using gameplay design patterns with young people <text:reference-mark-start text:name="ZOTERO_ITEM CSL_CITATION {&quot;citationID&quot;:&quot;gutrzqtc&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pvm85bINF9"/>(2019)<text:reference-mark-end text:name="ZOTERO_ITEM CSL_CITATION {&quot;citationID&quot;:&quot;gutrzqtc&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pvm85bINF9"/> which drew inspiration from the value of design patterns as a form of “intermediate-level concept” as advocated by fellow researchers as a way of sharing results of research <text:reference-mark-start text:name="ZOTERO_ITEM CSL_CITATION {&quot;citationID&quot;:&quot;ezfxdzbw&quot;,&quot;properties&quot;:{&quot;formattedCitation&quot;:&quot;(Barendregt 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oL6oDn6Ej2"/>(Barendregt et al., 2018)<text:reference-mark-end text:name="ZOTERO_ITEM CSL_CITATION {&quot;citationID&quot;:&quot;ezfxdzbw&quot;,&quot;properties&quot;:{&quot;formattedCitation&quot;:&quot;(Barendregt 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oL6oDn6Ej2"/>.</text:p>
      <text:p text:style-name="Text_20_body">An interpretation of the abstract / concrete spectrum here in research on design patterns in computing education is on the practicality of application.</text:p>
      <text:p text:style-name="Text_20_body">In this research, I conceptualised such less practical abstraction as that represented by Wing’s interpretation of computational thinking.</text:p>
      <text:h text:style-name="Heading_20_3" text:outline-level="3"><text:bookmark-start text:name="how-my-research-contributes-in-this-area---particularly-in-the-conception-of-different-pedagogies."/>How my research contributes in this area - particularly in the conception of different pedagogies.<text:bookmark-end text:name="how-my-research-contributes-in-this-area---particularly-in-the-conception-of-different-pedagogies."/></text:h>
      <text:p text:style-name="First_20_paragraph">How then does this impact on conceptions of valuable pedagogies to help the development of coding fluency (NOTE THIS IS NOW MISSING FROM THE RQs)</text:p>
      <text:p text:style-name="Text_20_body"><text:soft-page-break/>As a challenge Waite’s findings on levels of abstraction, my own notes and reflections in appendix.learning map cautioned me against explicit teaching of abstraction and imposing shifts in perspectives for fear of interrupting the flow of participant making.</text:p>
      <text:p text:style-name="Text_20_body">THIS DEPENDS ON WHAT THE CONCEPTION OF ABSTRACTION IS HERE</text:p>
      <text:p text:style-name="Text_20_body">Despite this, in terms of participant experiences, it is clear from this chapters findings that learners <text:span text:style-name="T3">are</text:span> shifting between LOA without explicit in the process of the use of and contribution to this learning design. Participant perspectives shift between the wider goal of making an engaging game for a real and imagined audience to a narrower goal of implementing a game design pattern and the technical actions and operations needed to complete it. This chapter has outlined the potential of GDP concepts, especially used within playtesting, to support these participant shifts in perspective. In this context I judged the imposition of an additional goal of understanding abstract curricular concepts as potentially counter productive to the overall aim of acculturation to game making tools and processes and developing an inclusive idioculture. I had a reluctance to shift learners away from the practical implementation of repeated game design patterns to focus on more abstract, de-contextualised conceptions of the knowledge. My concern also reflected potential disorientation and reduced experiences of agency from imposed shifts of focus rather than self-initiated ones. I also propose that to further research to would be needed to justify the utility take the time to interrupt flow to explicitly teach abstraction, and abstract CT concepts, apart from if understanding of such concepts are required by curriculum constraints.</text:p>
      <text:p text:style-name="Text_20_body">On the other hand, my reflections support a proposition that there is utility for facilitators to be aware of the level of abstraction both that present in different elements of project learning design and that of the concepts that learners are working with. Different purposes and contexts of learning may require different interpretations, for example greater awareness of abstract concepts for reasons of assessment. According to <text:reference-mark-start text:name="ZOTERO_ITEM CSL_CITATION {&quot;citationID&quot;:&quot;oplrcnth&quot;,&quot;properties&quot;:{&quot;formattedCitation&quot;:&quot;(Barendregt 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IcZSgaCELz"/>(Barendregt et al., 2018)<text:reference-mark-end text:name="ZOTERO_ITEM CSL_CITATION {&quot;citationID&quot;:&quot;oplrcnth&quot;,&quot;properties&quot;:{&quot;formattedCitation&quot;:&quot;(Barendregt 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IcZSgaCELz"/>, in their identification of design patterns as intermediate level construct, identifying a suitable the level of abstraction is recommended to best support the goals of learners FIND REASON.</text:p>
      <text:p text:style-name="Text_20_body">Waite and colleagues <text:reference-mark-start text:name="ZOTERO_ITEM CSL_CITATION {&quot;citationID&quot;:&quot;vztxzrme&quot;,&quot;properties&quot;:{&quot;formattedCitation&quot;:&quot;(Waite et al., 2018)&quot;,&quot;plainCitation&quot;:&quot;(Waite et al., 2018)&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HAeVFTxt50"/>(Waite et al., 2018)<text:reference-mark-end text:name="ZOTERO_ITEM CSL_CITATION {&quot;citationID&quot;:&quot;vztxzrme&quot;,&quot;properties&quot;:{&quot;formattedCitation&quot;:&quot;(Waite et al., 2018)&quot;,&quot;plainCitation&quot;:&quot;(Waite et al., 2018)&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HAeVFTxt50"/>, also identify the intermediate design level of the LOA model as that suitable for supporting grounded abstraction in learner coding.</text:p>
      <text:p text:style-name="Text_20_body">In computing eduction pattern based instruction has benefits of making complex problems more modular and concrete <text:reference-mark-start text:name="ZOTERO_ITEM CSL_CITATION {&quot;citationID&quot;:&quot;gbqfqnzh&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PFM8IgBZf0"/>(Muller et al., 2004; Waite and Sentance, 2021)<text:reference-mark-end text:name="ZOTERO_ITEM CSL_CITATION {&quot;citationID&quot;:&quot;gbqfqnzh&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PFM8IgBZf0"/>.</text:p>
      <text:h text:style-name="Heading_20_4" text:outline-level="4"><text:bookmark-start text:name="comparing-my-pedagogical-framing-with-existing-research"/>Comparing my pedagogical framing with existing research<text:bookmark-end text:name="comparing-my-pedagogical-framing-with-existing-research"/></text:h>
      <text:p text:style-name="First_20_paragraph">The evidence and examples surfaced in this paragraph support a view of GDPs, as an productive intermediate-level framework and contributes a series of grounded pedagogical instances via examples.</text:p>
      <text:p text:style-name="Text_20_body">Thus, one of the primary contributions of this research is as a case study which underlines this perspective and which importantly maps a concrete pedagogical process to support more theoretical observations.</text:p>
      <text:p text:style-name="Text_20_body">Within this line of inquiry the characteristics would be:</text:p>
      <text:list text:style-name="L24">
        <text:list-item>
          <text:p text:style-name="P28"><text:soft-page-break/>guide learners to use GDPs as their primary leading activity, or object in CHAT terms</text:p>
        </text:list-item>
        <text:list-item>
          <text:p text:style-name="P28">provide a documentation supporting structure aligned to these sub-goals</text:p>
        </text:list-item>
        <text:list-item>
          <text:p text:style-name="P28">if needed by the learning context provided a learning map to be used by participants and teachers</text:p>
        </text:list-item>
      </text:list>
      <text:p text:style-name="First_20_paragraph">As such this research contends that as GDPs as potentially more productive and accessible pedagogical framework than that of computational thinking when making games.</text:p>
      <text:p text:style-name="Text_20_body">It is productive to ask: how can the use of GDPs as a framework be compared to that of computational thinking given CT’s is a dominance in this area?</text:p>
      <text:p text:style-name="Text_20_body">This question raises issues of how much CT is actually something that is explicitly taught or something which is picked up an embedded skill through a more bricolage approach. As, the summary of the literature review paints a very mixed picture in terms of the value of the more abstract concepts of CT this steers us towards a no to the value of explicit teaching.</text:p>
      <text:p text:style-name="Text_20_body">However this does not detract from the value of learners navigating different LOA in following their interests. Leading with GDPs as a framework appears to support this navigation, and at times in this research it is undertaken fluently and joyfully.</text:p>
      <text:h text:style-name="Heading_20_3" text:outline-level="3"><text:bookmark-start text:name="link-to-next-section-and-signposting-final-discussion-section"/>Link to next section and signposting final discussion section<text:bookmark-end text:name="link-to-next-section-and-signposting-final-discussion-section"/></text:h>
      <text:p text:style-name="First_20_paragraph">MOVE - chapter 2? COMPRESS? In Papert’s research, detailed study of young coders evolving code creations and accompanying interview data allowed a close study of the personal appropriation, including elements of understanding, application and sharing back this knowledge via created and shared digital projects.</text:p>
      <text:p text:style-name="Text_20_body">ADDRESSING THE RECENT SOCIAL / CULTURAL DIRECTION OF CONSTRUCTIONISM</text:p>
      <text:p text:style-name="Text_20_body">Much subsequent research on the use of coding to develop both concrete and more abstract computational thinking skills, has neglected this social and perspectives [find source], instead focusing on a personal dimension of learning as a curricular skill to be absorbed and tested.</text:p>
      <text:p text:style-name="Text_20_body">By way of contrast, this study is aligned with the development of the constructionist movement towards socio-cultural approaches to transcend individual personal conceptions of knowledge (exemplified by the problems associated with the UK computing curriculum)</text:p>
      <text:p text:style-name="Text_20_body">The issue transcends issues of efficacy of how to support the coding process to address the underlying goals of the activity. While I align with the articulation of Resnick of computational fluency, (reactions to) this line of research has focused on toolsets rather than pedagogies (in a way which also frustrates Resnick <text:reference-mark-start text:name="ZOTERO_ITEM CSL_CITATION {&quot;citationID&quot;:&quot;aipvgrmm&quot;,&quot;properties&quot;:{&quot;formattedCitation&quot;:&quot;(Resnick, 2020)&quot;,&quot;plainCitation&quot;:&quot;(Resnic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schema&quot;:&quot;https://github.com/citation-style-language/schema/raw/master/csl-citation.json&quot;} RNDVc7ks1vioB"/>(Resnick, 2020)<text:reference-mark-end text:name="ZOTERO_ITEM CSL_CITATION {&quot;citationID&quot;:&quot;aipvgrmm&quot;,&quot;properties&quot;:{&quot;formattedCitation&quot;:&quot;(Resnick, 2020)&quot;,&quot;plainCitation&quot;:&quot;(Resnic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schema&quot;:&quot;https://github.com/citation-style-language/schema/raw/master/csl-citation.json&quot;} RNDVc7ks1vioB"/>). These include physical computing, use of textiles [].</text:p>
      <text:p text:style-name="Text_20_body">The work of Resnick is convincing but lacks theoretical foundations as Papert’s ideas were before their time. It is of value to align them with more contemporary socio-cultural conceptions.</text:p>
      <text:p text:style-name="Text_20_body"><text:soft-page-break/>Additionally while the work of Waite and Sentence begins to address sociocultural aspects <text:reference-mark-start text:name="ZOTERO_ITEM CSL_CITATION {&quot;citationID&quot;:&quot;epqsitfx&quot;,&quot;properties&quot;:{&quot;formattedCitation&quot;:&quot;(Sentance et al., 2019; Hwang et al., 2023)&quot;,&quot;plainCitation&quot;:&quot;(Sentance et al., 2019; Hwang et al., 2023)&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id&quot;:10128,&quot;uris&quot;:[&quot;http://zotero.org/users/1913249/items/YS9F7644&quot;],&quot;itemData&quot;:{&quot;id&quot;:10128,&quot;type&quot;:&quot;paper-conferenc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container-title&quot;:&quot;Proceedings of the 2023 ACM Conference on International Computing Education Research V.1&quot;,&quot;DOI&quot;:&quot;10.1145/3568813.3600112&quot;,&quot;event-place&quot;:&quot;Chicago IL USA&quot;,&quot;event-title&quot;:&quot;ICER 2023: ACM Conference on International Computing Education Research&quot;,&quot;ISBN&quot;:&quot;978-1-4503-9976-0&quot;,&quot;language&quot;:&quot;en&quot;,&quot;page&quot;:&quot;206-221&quot;,&quot;publisher&quot;:&quot;ACM&quot;,&quot;publisher-place&quot;:&quot;Chicago IL USA&quot;,&quot;source&quot;:&quot;DOI.org (Crossref)&quot;,&quot;title&quot;:&quot;Using a Sociological Lens to Investigate Computing Teachers’ Culturally Responsive Classroom Practices&quot;,&quot;URL&quot;:&quot;https://dl.acm.org/doi/10.1145/3568813.3600112&quot;,&quot;author&quot;:[{&quot;family&quot;:&quot;Hwang&quot;,&quot;given&quot;:&quot;Yujeong&quot;},{&quot;family&quot;:&quot;Das&quot;,&quot;given&quot;:&quot;Anjali&quot;},{&quot;family&quot;:&quot;Waite&quot;,&quot;given&quot;:&quot;Jane&quot;},{&quot;family&quot;:&quot;Sentance&quot;,&quot;given&quot;:&quot;Sue&quot;}],&quot;accessed&quot;:{&quot;date-parts&quot;:[[&quot;2025&quot;,2,25]]},&quot;issued&quot;:{&quot;date-parts&quot;:[[&quot;2023&quot;,8,7]]},&quot;citation-key&quot;:&quot;hwang_using_2023&quot;},&quot;prefix&quot;:&quot;&quot;,&quot;suffix&quot;:&quot;&quot;}],&quot;schema&quot;:&quot;https://github.com/citation-style-language/schema/raw/master/csl-citation.json&quot;} RND2nFyIqg6kt"/>(Sentance et al., 2019; Hwang et al., 2023)<text:reference-mark-end text:name="ZOTERO_ITEM CSL_CITATION {&quot;citationID&quot;:&quot;epqsitfx&quot;,&quot;properties&quot;:{&quot;formattedCitation&quot;:&quot;(Sentance et al., 2019; Hwang et al., 2023)&quot;,&quot;plainCitation&quot;:&quot;(Sentance et al., 2019; Hwang et al., 2023)&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id&quot;:10128,&quot;uris&quot;:[&quot;http://zotero.org/users/1913249/items/YS9F7644&quot;],&quot;itemData&quot;:{&quot;id&quot;:10128,&quot;type&quot;:&quot;paper-conferenc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container-title&quot;:&quot;Proceedings of the 2023 ACM Conference on International Computing Education Research V.1&quot;,&quot;DOI&quot;:&quot;10.1145/3568813.3600112&quot;,&quot;event-place&quot;:&quot;Chicago IL USA&quot;,&quot;event-title&quot;:&quot;ICER 2023: ACM Conference on International Computing Education Research&quot;,&quot;ISBN&quot;:&quot;978-1-4503-9976-0&quot;,&quot;language&quot;:&quot;en&quot;,&quot;page&quot;:&quot;206-221&quot;,&quot;publisher&quot;:&quot;ACM&quot;,&quot;publisher-place&quot;:&quot;Chicago IL USA&quot;,&quot;source&quot;:&quot;DOI.org (Crossref)&quot;,&quot;title&quot;:&quot;Using a Sociological Lens to Investigate Computing Teachers’ Culturally Responsive Classroom Practices&quot;,&quot;URL&quot;:&quot;https://dl.acm.org/doi/10.1145/3568813.3600112&quot;,&quot;author&quot;:[{&quot;family&quot;:&quot;Hwang&quot;,&quot;given&quot;:&quot;Yujeong&quot;},{&quot;family&quot;:&quot;Das&quot;,&quot;given&quot;:&quot;Anjali&quot;},{&quot;family&quot;:&quot;Waite&quot;,&quot;given&quot;:&quot;Jane&quot;},{&quot;family&quot;:&quot;Sentance&quot;,&quot;given&quot;:&quot;Sue&quot;}],&quot;accessed&quot;:{&quot;date-parts&quot;:[[&quot;2025&quot;,2,25]]},&quot;issued&quot;:{&quot;date-parts&quot;:[[&quot;2023&quot;,8,7]]},&quot;citation-key&quot;:&quot;hwang_using_2023&quot;},&quot;prefix&quot;:&quot;&quot;,&quot;suffix&quot;:&quot;&quot;}],&quot;schema&quot;:&quot;https://github.com/citation-style-language/schema/raw/master/csl-citation.json&quot;} RND2nFyIqg6kt"/>, this work integrates the aims of inclusion more closely within the project goals.</text:p>
      <text:p text:style-name="Text_20_body">A process explored in the following section.</text:p>
      <text:p text:style-name="Text_20_body">The final section of this chapter returns to a guiding question of pedagogies that can support the development of computational fluency and within that participant agency.</text:p>
      <text:p text:style-name="Text_20_body">THE FOLLOWING SECTION ADDRESSES THIS THROUGH THE LENS OF X</text:p>
      <text:h text:style-name="Heading_20_2" text:outline-level="2"><text:bookmark-start text:name="part-two---agency"/>Part Two - Agency<text:bookmark-end text:name="part-two---agency"/></text:h>
      <text:h text:style-name="Heading_20_3" text:outline-level="3"><text:bookmark-start text:name="a-affordances-mediation-tads"/>2.a Affordances, Mediation, TADS,<text:bookmark-end text:name="a-affordances-mediation-tads"/></text:h>
      <text:list text:style-name="L25">
        <text:list-item>
          <text:p text:style-name="P29">recap on germ cell as common focus point for mediation (some designed or apporpirated)</text:p>
        </text:list-item>
        <text:list-item>
          <text:p text:style-name="P29">When novel forms of mediation present, gdps sometimes used - thus as double stimulation</text:p>
        </text:list-item>
        <text:list-item>
          <text:p text:style-name="P29">This is a transformation / expansion in 3GAT terms, recap as a resolution of tensions, and a manifestation of agency</text:p>
        </text:list-item>
        <text:list-item>
          <text:p text:style-name="P29">Give a summary of examples of tranformational agency</text:p>
        </text:list-item>
        <text:list-item>
          <text:p text:style-name="P29">The kedging metaphor and the climbing wall metaphor - in relation to agency and design - explore them, kedging is a bit flailing , wall less so</text:p>
        </text:list-item>
        <text:list-item>
          <text:p text:style-name="P29">Briefly touch on the job of the learning designer here.</text:p>
        </text:list-item>
      </text:list>
      <text:p text:style-name="First_20_paragraph">Chapter 5 exposed the tensions that developed in the activity systems and subsequent evolution the tools used include code authoring environment, supporting resources of printed and digital format.</text:p>
      <text:p text:style-name="Text_20_body">This section analyses these tensions in more depth?</text:p>
      <text:h text:style-name="Heading_20_3" text:outline-level="3"><text:bookmark-start text:name="the-use-of-concepts-of-mediation-and-dual-stimulation-in-this-exploration-of-the-development-of-agency--"/>The use of concepts of mediation and dual stimulation in this exploration of the development of agency -<text:bookmark-end text:name="the-use-of-concepts-of-mediation-and-dual-stimulation-in-this-exploration-of-the-development-of-agency--"/></text:h>
      <text:p text:style-name="First_20_paragraph">As previously explored, varied conceptions of agency exist including: instrumental, authorial and transformative agency <text:reference-mark-start text:name="ZOTERO_ITEM CSL_CITATION {&quot;citationID&quot;:&quot;joprhuhi&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WdtptYXt4X"/>(Matusov et al., 2016)<text:reference-mark-end text:name="ZOTERO_ITEM CSL_CITATION {&quot;citationID&quot;:&quot;joprhuhi&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WdtptYXt4X"/>. (See methodology chapter).</text:p>
      <text:p text:style-name="Text_20_body">To summarise similarities and distinctions between mediation and double stimulation <text:reference-mark-start text:name="ZOTERO_ITEM CSL_CITATION {&quot;citationID&quot;:&quot;sdrjuyxw&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54UqyOSYjr"/>(Isaac et al., 2022)<text:reference-mark-end text:name="ZOTERO_ITEM CSL_CITATION {&quot;citationID&quot;:&quot;sdrjuyxw&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54UqyOSYjr"/>, it is beyond an instrumental approach to provoke change in the enviroment.</text:p>
      <text:h text:style-name="Heading_20_3" text:outline-level="3"><text:bookmark-start text:name="recap-of-tads-in-context"/>Recap of TADS in context?<text:bookmark-end text:name="recap-of-tads-in-context"/></text:h>
      <text:p text:style-name="P3">MOVE - NOT ALIGHED TO THIS SECTION - Integrate research on engendering authorial and transformative agency <text:reference-mark-start text:name="ZOTERO_ITEM CSL_CITATION {&quot;citationID&quot;:&quot;hwmmwmhe&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zN0MgV7Wy3"/><text:span text:style-name="T8">(Engeström, 2006; Haapasaari et al., 2016; Sannino et al., 2016)</text:span><text:reference-mark-end text:name="ZOTERO_ITEM CSL_CITATION {&quot;citationID&quot;:&quot;hwmmwmhe&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zN0MgV7Wy3"/>.</text:p>
      <text:h text:style-name="Heading_20_3" text:outline-level="3"><text:bookmark-start text:name="role-of-the-facilitator"/><text:soft-page-break/>Role of the facilitator<text:bookmark-end text:name="role-of-the-facilitator"/></text:h>
      <text:p text:style-name="First_20_paragraph">The role of the faciliator in this metaphor is to structure the climber journey to the top.</text:p>
      <text:p text:style-name="Text_20_body">This my be done by - defining or reducing the use use of specialised terminology or - hiding away un-needed complexity. - signposting issues<text:line-break/>- imagining the lines of sight of the learner. try to remove large obstacles to potential anchour points.</text:p>
      <text:h text:style-name="Heading_20_3" text:outline-level="3"><text:bookmark-start text:name="b---emergent-activities-in-emergent-cultural-context---tas-3rd-spaces-col-fok-idiocultures-etc."/>2b - Emergent activities in emergent cultural context - TAS, 3rd Spaces, Col, Fok, idiocultures etc.<text:bookmark-end text:name="b---emergent-activities-in-emergent-cultural-context---tas-3rd-spaces-col-fok-idiocultures-etc."/></text:h>
      <text:list xml:id="list1872278826" text:style-name="L26">
        <text:list-item>
          <text:p text:style-name="P30">Intro and value of different Metaphors - types of spaces, walled garden, habour, playground / sandbox - used for different reasons but all about ecological aspects</text:p>
        </text:list-item>
        <text:list-item>
          <text:p text:style-name="P30">Harbour and authenticity in tool use</text:p>
        </text:list-item>
        <text:list-item>
          <text:p text:style-name="P31">Gutierrez - 3rd space and Fok + examples in this research, this view of agency has a greater focus on participant identity - and relational agency <text:reference-mark-start text:name="ZOTERO_ITEM CSL_CITATION {&quot;citationID&quot;:&quot;ddjiyxqv&quot;,&quot;properties&quot;:{&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quot;}],&quot;schema&quot;:&quot;https://github.com/citation-style-language/schema/raw/master/csl-citation.json&quot;} RNDIwi7wEgGa7"/><text:span text:style-name="T8">(DiGiacomo and Gutiérrez, 2016)</text:span><text:reference-mark-end text:name="ZOTERO_ITEM CSL_CITATION {&quot;citationID&quot;:&quot;ddjiyxqv&quot;,&quot;properties&quot;:{&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quot;}],&quot;schema&quot;:&quot;https://github.com/citation-style-language/schema/raw/master/csl-citation.json&quot;} RNDIwi7wEgGa7"/></text:p>
        </text:list-item>
        <text:list-item>
          <text:p text:style-name="P30">Examples in relation to the role of playtesting / playground to dvelop identity in a safe space, reduced stress, but with an important aspect of social interaction and norming</text:p>
        </text:list-item>
      </text:list>
      <text:p text:style-name="P3">In research which addresses transformative agency, Gutiérrez et al. <text:reference-mark-start text:name="ZOTERO_ITEM CSL_CITATION {&quot;citationID&quot;:&quot;qjhiclyp&quot;,&quot;properties&quot;:{&quot;formattedCitation&quot;:&quot;(Guti\\uc0\\u233{}rrez et al., 2019)&quot;,&quot;plainCitation&quot;:&quot;(Gutiérrez et al., 2019)&quot;,&quot;noteIndex&quot;:0},&quot;citationItems&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jQtPRWMdUX"/><text:span text:style-name="T8">(Gutiérrez et al., 2019)</text:span><text:reference-mark-end text:name="ZOTERO_ITEM CSL_CITATION {&quot;citationID&quot;:&quot;qjhiclyp&quot;,&quot;properties&quot;:{&quot;formattedCitation&quot;:&quot;(Guti\\uc0\\u233{}rrez et al., 2019)&quot;,&quot;plainCitation&quot;:&quot;(Gutiérrez et al., 2019)&quot;,&quot;noteIndex&quot;:0},&quot;citationItems&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jQtPRWMdUX"/> incorporate broader cultural factors including issues of participant identity and movement of practices between learning settings, in ways which are not generally explored in Change Labs approaches.</text:p>
      <text:p text:style-name="P20">beyond primary and secondary tools / stimulation conception</text:p>
      <text:p text:style-name="Text_20_body">For this study, one issue of Sannino and Engestroms general approach is that there are many possible stimuli in a modern environment (find source ), and while yes, participant may adapt them for their own use, the focus on just one is potentially limiting. JUST A THOUGHT.</text:p>
      <text:h text:style-name="Heading_20_3" text:outline-level="3"><text:bookmark-start text:name="discussion-on-the-role-of-playtesting-in-particular-as-a-suitable-medium-third-space"/>Discussion on the role of playtesting in particular as a suitable medium (third space)<text:bookmark-end text:name="discussion-on-the-role-of-playtesting-in-particular-as-a-suitable-medium-third-space"/></text:h>
      <text:p text:style-name="First_20_paragraph">As explored in the literature review, playtesting is a process common to game making which corresponds to the evaluation phase of design thinking cycles and the process of user testing in HCI <text:reference-mark-start text:name="ZOTERO_ITEM CSL_CITATION {&quot;citationID&quot;:&quot;lvkgisqz&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M5XNqRqdGE"/>(Fullerton, 2018)<text:reference-mark-end text:name="ZOTERO_ITEM CSL_CITATION {&quot;citationID&quot;:&quot;lvkgisqz&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M5XNqRqdGE"/>. In this section, I review data to describe some of the emerging playtesting behaviours of participants in relation to the introduced learning design.</text:p>
      <text:p text:style-name="Text_20_body">I propose that the evolving idioculture, playtesting in particular, has been crucial to the development of this design. The learning design sprang from emergent activities. As such, the nature and process of this community evolution merits exploration.</text:p>
      <text:h text:style-name="Heading_20_3" text:outline-level="3"><text:bookmark-start text:name="metaphors-of-space"/><text:soft-page-break/>Metaphors of space<text:bookmark-end text:name="metaphors-of-space"/></text:h>
      <text:p text:style-name="First_20_paragraph">It is of value to contrast TADS and the kedging metaphor with that of Gutiérrez in the assembling of new repertoires using the findings of the previous chapter.</text:p>
      <text:p text:style-name="Text_20_body">In this case metaphors concerning learning spaces and movement between spaces are often found in existing research.</text:p>
      <text:h text:style-name="Heading_20_4" text:outline-level="4"><text:bookmark-start text:name="playtesting-player-types-and-side-missions"/>Playtesting, player types and side missions<text:bookmark-end text:name="playtesting-player-types-and-side-missions"/></text:h>
      <text:p text:style-name="First_20_paragraph">One GDPs are identifies as a useful tactic of navigation and as a bridging strategy to wider repertoires, then this can inform process of supporting the develoment participants to assemble their own repertoires of practice in this new sestting.</text:p>
      <text:p text:style-name="Text_20_body">In this design, as outlined in Chapter 5 and Appendix.drama I used a drama narrative, with side missions and the concept of player types to do this. This matches research of 5D and in particular that of Gutiérrez in conceptions of processes of inclusion.</text:p>
      <text:p text:style-name="Text_20_body"/>
      <text:p text:style-name="P20">Playful playtesting</text:p>
      <text:p text:style-name="Text_20_body">I observed an evolution of the form and function of playtesting by young participants as an expression of agency by participants. The link to maker types here exists especially in social makers, glitchers and magpies.</text:p>
      <text:p text:style-name="Text_20_body">Some children added additional playful elements to playtesting. Some in particular brought a physicality to the process.</text:p>
      <text:p text:style-name="Text_20_body">See Appendix.playtestingtypes</text:p>
      <text:p text:style-name="Text_20_body">The process of play testing as a cultural process is explored in more depth now.</text:p>
      <text:h text:style-name="Heading_20_3" text:outline-level="3"><text:bookmark-start text:name="harbours-playgrounds-and-walled-gardens-as-a-way-to-explore-conceptions-of-relational-agency--"/>Harbours, playgrounds and walled gardens as a way to explore conceptions of (relational) agency -<text:bookmark-end text:name="harbours-playgrounds-and-walled-gardens-as-a-way-to-explore-conceptions-of-relational-agency--"/></text:h>
      <text:p text:style-name="First_20_paragraph">The motivations for creating starter templates are similar for both educators and professional template creators. The goal being to want to shield new users from the complexity of the underlying configuration of interrelated web-technologies and instead highlight design affordances that facilitate creative agency. This strong alignment with authentic, professional practice may help learners transition to other forms of web coding projects, due to the similarity of as this element of practice. CH.5</text:p>
      <text:p text:style-name="Text_20_body">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text:soft-page-break/>Participants are able to leave the protective harbour by accessing more authentic documentation and moving beyond existing templates. The experience may be involve choppier waters but the tools and processes remain familiar.</text:p>
      <text:p text:style-name="Text_20_body">Many design decisions were made to create a supported, simplified coding environment. Relevant examples from the previous chapter include: using an online code playground; skirting use of specialist terminology; hiding away un-needed complexity in the code template.</text:p>
      <text:p text:style-name="Text_20_body">While it is important to acknowledge the danger that such support may make learners run into trouble if coding other projects outside of this supported space, the use of authentic code language makes this less of an issues than with specialised coding environments aimed at novices <text:reference-mark-start text:name="ZOTERO_ITEM CSL_CITATION {&quot;citationID&quot;:&quot;sblzsfmw&quot;,&quot;properties&quot;:{&quot;formattedCitation&quot;:&quot;(Hagge, 2018)&quot;,&quot;plainCitation&quot;:&quot;(Hagge, 2018)&quot;,&quot;noteIndex&quot;:0},&quot;citationItems&quot;:[{&quot;id&quot;:8853,&quot;uris&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7VTOgZf7tE"/>(Hagge, 2018)<text:reference-mark-end text:name="ZOTERO_ITEM CSL_CITATION {&quot;citationID&quot;:&quot;sblzsfmw&quot;,&quot;properties&quot;:{&quot;formattedCitation&quot;:&quot;(Hagge, 2018)&quot;,&quot;plainCitation&quot;:&quot;(Hagge, 2018)&quot;,&quot;noteIndex&quot;:0},&quot;citationItems&quot;:[{&quot;id&quot;:8853,&quot;uris&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7VTOgZf7tE"/>. Thus to make one addition to the metaphor this design is like a sea-harbour, tools like Scratch are like a swimming pool.</text:p>
      <text:p text:style-name="Text_20_body">This curated replication of authentic process of finding and incorporating code snippets into the starting template supported the development of skills used in professional coding communities.</text:p>
      <text:h text:style-name="Heading_20_4" text:outline-level="4"><text:bookmark-start text:name="the-freedoms-and-restrictions-of-playgrounds"/>The freedoms and restrictions of playgrounds<text:bookmark-end text:name="the-freedoms-and-restrictions-of-playgrounds"/></text:h>
      <text:p text:style-name="First_20_paragraph">Other affordances of the design would encourage greater authorial (and relational agency), for example those designed to build user’s sense of belonging in the game making community.</text:p>
      <text:p text:style-name="Text_20_body">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p text:style-name="Text_20_body">MOVE to RECOMMENDATIONS? The concepts of affective space and magic circle as a way to encourage participants to improvise from a starting structure are of value to provide guidance to practitioners in the domain of informal digital design.</text:p>
      <text:p text:style-name="P20">Turning to gardening metaphors</text:p>
      <text:p text:style-name="Text_20_body">We can compare the metaphor of playgrounds and harbours with that of a walled garden.</text:p>
      <text:p text:style-name="Text_20_body"><text:soft-page-break/>It could be extended to <text:span text:style-name="T3">Rewilding</text:span> metaphor to reflect the importance of leaving learners to evolve their own processes as a form of authorial and transformational agency, albeit within the forms of pedagogical walled gardens.</text:p>
      <text:h text:style-name="Heading_20_5" text:outline-level="5"><text:bookmark-start text:name="relational-agency-in-response-to-a-series-of-stimuli-participant-identity"/>Relational Agency in response to a series of stimuli participant identity<text:bookmark-end text:name="relational-agency-in-response-to-a-series-of-stimuli-participant-identity"/></text:h>
      <text:p text:style-name="First_20_paragraph">Edwards on relational agency via CHAT <text:reference-mark-start text:name="ZOTERO_ITEM CSL_CITATION {&quot;citationID&quot;:&quot;urldppnp&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Qgw15dXMyT"/>(Edwards, 2009)<text:reference-mark-end text:name="ZOTERO_ITEM CSL_CITATION {&quot;citationID&quot;:&quot;urldppnp&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Qgw15dXMyT"/></text:p>
      <text:p text:style-name="Text_20_body">Learner agency in the form of choice over the chosen activity is present not only in the dimensions of the difficulty and theme of the game features they wished to add, but also in their approach to undertaking it.</text:p>
      <text:p text:style-name="Text_20_body">MOVE SOMEWHERE? DIVISION OF LABOUR? MORE FINDINGS? Some approached objectives in a methodical manner, others socially and others embracing a playfully disruptive stance. Some decided to focus extensively on the creation and implementation of graphical assets and level design.</text:p>
      <text:p text:style-name="Text_20_body">While the distributed nature of the toolset, hindered peer learning in P1 as too many tools were introduced, in P2 it helped build authentic digital literacy skills. Some young participants became remarkably swift and adapt at thus transforming chains of actions into a fluid operation.</text:p>
      <text:p text:style-name="Text_20_body">Learners who had mastered the skills were asked by others for help, becoming domain experts, and thus providing additional affordances in the learning community and building an identify as specialist within it.</text:p>
      <text:p text:style-name="P36">Gutierrez and Stone <text:reference-mark-start text:name="ZOTERO_ITEM CSL_CITATION {&quot;citationID&quot;:&quot;vbcyemfv&quot;,&quot;properties&quot;:{&quot;formattedCitation&quot;:&quot;(Stone and Guti\\uc0\\u233{}rrez, 2007)&quot;,&quot;plainCitation&quot;:&quot;(Stone and Gutiérrez, 2007)&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2hExMbcY4Y"/><text:span text:style-name="T8">(Stone and Gutiérrez, 2007)</text:span><text:reference-mark-end text:name="ZOTERO_ITEM CSL_CITATION {&quot;citationID&quot;:&quot;vbcyemfv&quot;,&quot;properties&quot;:{&quot;formattedCitation&quot;:&quot;(Stone and Guti\\uc0\\u233{}rrez, 2007)&quot;,&quot;plainCitation&quot;:&quot;(Stone and Gutiérrez, 2007)&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2hExMbcY4Y"/> underline the importance of “opportunities to transform learner identities needed for zones of competency” as something that can and should be designed into inclusive learning environments (focusing on goal development).</text:p>
      <text:p text:style-name="Text_20_body">My contribution is that using GDPs as a framework helps this process.</text:p>
      <text:p text:style-name="Text_20_body">It is of value to examine specialisation can be seen through the lens of double stimulation. The choice to specialise, marks a form of transformative agency. Participants craft for themselves a specialist status which becomes shared and celebrated by the group.</text:p>
      <text:h text:style-name="Heading_20_2" text:outline-level="2"><text:bookmark-start text:name="part-three-synthesis-in-relation-to-issues-of-inclusive-pedagogy-udl-umc-moe-pbl."/>Part Three : Synthesis in relation to Issues of inclusive pedagogy UDL, UMC, MOE, PBL.<text:bookmark-end text:name="part-three-synthesis-in-relation-to-issues-of-inclusive-pedagogy-udl-umc-moe-pbl."/></text:h>
      <text:list text:style-name="L27">
        <text:list-item>
          <text:p text:style-name="P32">Synthesis of characteristics; step based / template, Germ cell GDPs, playtesting as medium for develoment of idioculture,</text:p>
        </text:list-item>
        <text:list-item>
          <text:p text:style-name="P32">Final analysis with UMC, UDL, MOE - bring complexity here</text:p>
        </text:list-item>
        <text:list-item>
          <text:p text:style-name="P32">Role of the methodology / DBR . FI to bring this process / analysis out</text:p>
        </text:list-item>
        <text:list-item>
          <text:p text:style-name="P32">Sketchy pedagogies and issues of transformational agency</text:p>
        </text:list-item>
      </text:list>
      <text:h text:style-name="Heading_20_3" text:outline-level="3"><text:bookmark-start text:name="the-interaction-of-flexible-deign-practices-the-collection-of-game-design-patterns-stepwise-scaffolding-of-learning-environments-and-new-understandings-of-agency."/><text:soft-page-break/>The interaction of flexible deign practices, the collection of Game Design Patterns, stepwise scaffolding of learning environments and new understandings of agency.<text:bookmark-end text:name="the-interaction-of-flexible-deign-practices-the-collection-of-game-design-patterns-stepwise-scaffolding-of-learning-environments-and-new-understandings-of-agency."/></text:h>
      <text:p text:style-name="First_20_paragraph">In the previous chapter we explored the use of GDPs as a possible response to the challenges to project work and the lack of domain specific frameworks. The nature of the framework provided by game play design patterns has been be explored through the lens of agency</text:p>
      <text:p text:style-name="Text_20_body">This section synthesises the learning design with such interpretations.</text:p>
      <text:p text:style-name="Text_20_body">And then progresses to recap the potential of this synthesis of these process, framed in other writing as a 3M approach.</text:p>
      <text:p text:style-name="Text_20_body">Finally it links the the outputs with the research process in terms of the impact of DBR and formative intervention approaches.</text:p>
      <text:h text:style-name="Heading_20_4" text:outline-level="4"><text:bookmark-start text:name="synthesis-of-characteritics-and-analysis"/>Synthesis of Characteritics and Analysis<text:bookmark-end text:name="synthesis-of-characteritics-and-analysis"/></text:h>
      <text:list text:style-name="L28">
        <text:list-item>
          <text:p text:style-name="P33">use-modify-create (UMC) approach. [source] / stepwise</text:p>
        </text:list-item>
        <text:list-item>
          <text:p text:style-name="P33">GDPs as a germ cell, used in different step wise projects which build one upon the other as a flexible but supporting scaffold. balance between structure and choice - facilitates a rhizomatic approach / within a structure</text:p>
        </text:list-item>
        <text:list-item>
          <text:p text:style-name="P33">The role of authenticity and the impact on agency</text:p>
        </text:list-item>
      </text:list>
      <text:p text:style-name="First_20_paragraph">These varied forms of documentation, and their varied adoption and propagation represent different approaches to scaffolding the process of becoming familiar with and then modifying to the code in often increasingly ambitious ways inline with the stages and ethos of a</text:p>
      <text:list text:style-name="L29">
        <text:list-item>
          <text:p text:style-name="P34">UDL / PBL</text:p>
        </text:list-item>
      </text:list>
      <text:p text:style-name="First_20_paragraph">Key characteristics of structuring support around quick start activities and a subsequent menu of GDPs which align with existing research include:</text:p>
      <text:p text:style-name="Text_20_body">The use of a menu / collection of resources can be considered an inclusive educational practice and offer a rich description of a concrete example which aims to align to inclusive, practice-based frameworks like UDL and PBL. While this may involve more work in advance, the benefits to inclusive practice merit it.</text:p>
      <text:h text:style-name="Heading_20_2" text:outline-level="2"><text:bookmark-start text:name="part-3.b-synthesis-in-relation-to-agency-and-sketchy-pedagogies"/>Part 3.b: Synthesis in relation to Agency and Sketchy pedagogies<text:bookmark-end text:name="part-3.b-synthesis-in-relation-to-agency-and-sketchy-pedagogies"/></text:h>
      <text:list text:style-name="L30">
        <text:list-item>
          <text:p text:style-name="P35">Shifting forms of agency</text:p>
        </text:list-item>
        <text:list-item>
          <text:p text:style-name="P35">Danger of the design being too complete, a concept of sketchy pedagogy</text:p>
        </text:list-item>
      </text:list>
      <text:p text:style-name="First_20_paragraph">HARBOURS.</text:p>
      <text:h text:style-name="Heading_20_3" text:outline-level="3"><text:bookmark-start text:name="shifting-forms-of-agency"/><text:soft-page-break/>Shifting forms of Agency<text:bookmark-end text:name="shifting-forms-of-agency"/></text:h>
      <text:p text:style-name="First_20_paragraph">From TA in P1 To relational in P2 Increased support for relational in P3</text:p>
      <text:p text:style-name="Text_20_body"><text:span text:style-name="T1">Proposal on shifting forms of agency.</text:span> How different forms of agency are developed and transform over iterations of this game making programme</text:p>
      <text:p text:style-name="Text_20_body">Initial blocks are solved by heroic transformative agency of parents, children and facilitator.</text:p>
      <text:p text:style-name="Text_20_body">Then patterns and tools become established in the community, and agency shifts to be less authorial and more instrumental and relational.</text:p>
      <text:p text:style-name="Text_20_body">A question arises, is it less valueable in later iterations? Different stokes probably.</text:p>
      <text:h text:style-name="Heading_20_3" text:outline-level="3"><text:bookmark-start text:name="danger-of-designing-away-the-possibility-for-transformational-agency"/>Danger of designing away the possibility for transformational agency<text:bookmark-end text:name="danger-of-designing-away-the-possibility-for-transformational-agency"/></text:h>
      <text:p text:style-name="P2">AN EMERGING QUESTION - Is nurturing agency by creating space for emergent practices sustainable for ongoing iterations? How much of the learning design can/should be transferred to other settings.</text:p>
      <text:p text:style-name="Text_20_body">Is it a negative thinkg that later participants have less opportunity for transformative agency?</text:p>
      <text:p text:style-name="Text_20_body">Also - A personal refection while I love this aspect, but others can find it stressful. Different strokes.</text:p>
      <text:p text:style-name="Text_20_body">INTEGRATE SOME OF THIS INTO THE SECTIONS OR THE DISCUSSION ABOVE ON</text:p>
      <text:p text:style-name="Text_20_body">As a learning designer, design decisions to create a sheltered harbour, increase the instrumental agency of learners allowing them to experience a feeling of control over their creative process.</text:p>
      <text:p text:style-name="Text_20_body">Adopting analysis which aligns authorial agency and transformative agency, there is a potential tension between instrumental agency and transformative agency. A design which minimises possible conflicts also reduces the potential for participants to solve them both individually and collective responses.</text:p>
      <text:p text:style-name="Text_20_body">To retain this potential for transformation it may be advantageous to keep some key areas of the learning design should be more open in structure to encourage the emergence of participant responses and novel practices.</text:p>
      <text:p text:style-name="Text_20_body">And the danger of being too instrumental if the design is too complete.</text:p>
      <text:p text:style-name="Text_20_body">A danger that my interest and focus on messy / sketchy pedagogies would try to avoid. But which has wider implications in terms of inclusion and levels of stress for participants.</text:p>
      <text:h text:style-name="Heading_20_2" text:outline-level="2"><text:bookmark-start text:name="conclusion"/>Conclusion<text:bookmark-end text:name="conclusion"/></text:h>
      <text:p text:style-name="P2">Addressing Metaphors</text:p>
      <text:p text:style-name="Text_20_body"><text:soft-page-break/>Metaphors are another vehicle to explore concepts, and different means of representation are a valid from of inclusive communication. To explore this thought, I will engage in some metaphorical analysis, some following many other researchers, and introducing some of my own. The metaphors below help an exploration of the development of cultural and social practice in this community.</text:p>
      <text:p text:style-name="P20">Wrapping up in narrative?</text:p>
      <text:p text:style-name="Text_20_body">In AT terminology, this chapter has in a general sense returned to the concrete (see Marx / Blunden).</text:p>
      <text:p text:style-name="Text_20_body">Chapter four outlined a design narrative where tools were chosen and adapted by myself and Participants in response to local context. Chapter five explored the emerging organisational unit of GDPs, and how they were used as meditational strategies.</text:p>
      <text:p text:style-name="Text_20_body">This chapter has explored emergent cultural and community activity, and deepened discussion on interpersonal activity, and then returned to discuss implications for dimensions of concrete tool use on learner agency.</text:p>
      <text:p text:style-name="Text_20_body">It’s dialectic innit. We call it praxis.</text:p>
      <text:p text:style-name="Text_20_body">The methodology chapter outlined some of the challenges of this approach, particularly in the thick description of context, and the challenge of then satisfying the goal of generalisability / and overall utitlity.</text:p>
      <text:p text:style-name="Text_20_body">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text:h text:style-name="Heading_20_2" text:outline-level="2"><text:bookmark-start text:name="to-move-or-drop-from-chapter"/>TO MOVE OR DROP FROM CHAPTER<text:bookmark-end text:name="to-move-or-drop-from-chapter"/></text:h>
      <text:h text:style-name="Heading_20_3" text:outline-level="3"><text:bookmark-start text:name="on-planned-and-emergent-activity"/>On planned and emergent activity)<text:bookmark-end text:name="on-planned-and-emergent-activity"/></text:h>
      <text:p text:style-name="First_20_paragraph">MOVE TO A DISCUSSION SECTION? COMPRESS FOR INTRO? THIS IS PART OF DBR - REFERENCE THAT IF IT IS STILL NEEDED FOR THE CHAPTER.</text:p>
      <text:p text:style-name="Text_20_body">The previous chapters have described interventions in design that can be characterised on a spectrum between those planned and introduced by myself as a facilitator and those which were emergent, i.e. invented or adopted by participants as a response to the contradictions covered in chapter four.</text:p>
      <text:p text:style-name="Text_20_body">The distinction between planned and emergent activities became blurred as practices merged. In Chapter 6 outlines that while I tool a lead to collate game design patterns into an organised collection with accompanying resources and a navigational menu, many of these patterns, were introduced initially by participants who recognised them and wanted to add them to their own games.</text:p>
      <text:p text:style-name="Text_20_body"><text:soft-page-break/>This aligns with a key characteristic of formative intervention and DBR. Namely that elements of the introduced design changed responsive to learner need as the design evolved through iterations. Some introduced processes outlined in this chapter were very minimal in embryonic form but extended significantly by participants.</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h text:style-name="Heading_20_2" text:outline-level="2"><text:bookmark-start text:name="notes---moved-to-the-end-for-review"/>Notes - MOVED TO THE END FOR REVIEW<text:bookmark-end text:name="notes---moved-to-the-end-for-review"/></text:h>
      <text:p text:style-name="First_20_paragraph"/>
      <text:p text:style-name="Text_20_body"/>
      <text:p text:style-name="Text_20_body"/>
      <text:p text:style-name="Text_20_body"/>
      <text:p text:style-name="Text_20_body"/>
      <text:p text:style-name="Text_20_body"/>
      <text:h text:style-name="Heading_20_3" text:outline-level="3"><text:bookmark-start text:name="on-fluency"/>On Fluency<text:bookmark-end text:name="on-fluency"/></text:h>
      <text:p text:style-name="First_20_paragraph">For example, creating a new graphical element in a separate online pixel-art editor called Piskel, exporting and downloading it to the laptop, and uploading it to the glitch code playground and then making code changes in several parts of the code to initialise and implement new behaviour for this element.</text:p>
      <text:p text:style-name="Text_20_body">NOTE As a facilitator of a community I aim to notice these transitions as I aim to use the proficiency of participants to help distribute the process of helping peers.</text:p>
      <text:h text:style-name="Heading_20_3" text:outline-level="3"><text:bookmark-start text:name="removed-in-december---perhaps-rehome"/>Removed in December - perhaps rehome<text:bookmark-end text:name="removed-in-december---perhaps-rehome"/></text:h>
      <text:p text:style-name="First_20_paragraph">These tensions of allocated roles and dysfunctional group work are mirrored in similar research - FIND THIS ON PAIR PROGRAMMING</text:p>
      <text:p text:style-name="Text_20_body">These tensions were were highlighted in the end of P1 feedback and in some practitioner interviews that I conducted. FIND THIS IF SO</text:p>
      <text:p text:style-name="Text_20_body">In contrast in P2 and P3 there is flexibility of interaction which suits informal moments of playtesting.</text:p>
      <text:p text:style-name="Text_20_body"><text:soft-page-break/>MOVERED HERE FROM CHAPER 5 JAN 2024 MOVE THIS TO NEXT CHAPTER DISCUSSION? <text:span text:style-name="T1">A tension in use of norming practices and participant choice?</text:span> 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according to Rogoff, as a productive nudge to get real. IS THIS EXPLORED IN THE NEXT CHAPTER?</text:p>
      <text:h text:style-name="Heading_20_2" text:outline-level="2"><text:bookmark-start text:name="removed-in-jan---find-home"/>Removed in Jan - find home<text:bookmark-end text:name="removed-in-jan---find-home"/></text:h>
      <text:h text:style-name="Heading_20_4" text:outline-level="4"><text:bookmark-start text:name="community-concepts-and-norming-behaviour-emerging-during-playtesting"/>Community concepts and norming behaviour emerging during playtesting<text:bookmark-end text:name="community-concepts-and-norming-behaviour-emerging-during-playtesting"/></text:h>
      <text:p text:style-name="First_20_paragraph">MOVE BACK TO CHAPTER 6 IF SPACE?</text:p>
      <text:p text:style-name="Text_20_body">NOTE THERE IS SOMETHING HERE ABOUT ME STEPPING BACK AND LETTING THE COMMUNITY EVOLVE.</text:p>
      <text:p text:style-name="Text_20_body">Ed gives a more technical explanation from involving the naming of the variable <text:span text:style-name="T3">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indirect norming behaviours described in appendix 5.Norm.x mirror observations seen in the work of Rogoff and colleagues <text:reference-mark-start text:name="ZOTERO_ITEM CSL_CITATION {&quot;citationID&quot;:&quot;viffpcru&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QzIhxTWLsM"/>(Rogoff, 2003)<text:reference-mark-end text:name="ZOTERO_ITEM CSL_CITATION {&quot;citationID&quot;:&quot;viffpcru&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QzIhxTWLsM"/> on learning in community settings.</text:p>
      <text:p text:style-name="Text_20_body">There is an apparent tension in play here between encouraging individual agency of expression within the game and an evolving community tendency to norm peoples games to be more <text:span text:style-name="T3">playable</text:span>, specifically that player movement should conforming to wider expectations.</text:p>
      <text:p text:style-name="Text_20_body">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p text:style-name="Text_20_body">This process is an example of an emerging process where cultural concepts are mutually constituted by all actors involved in the game making activity system. While the concepts of hardness and challenge that emerge and not concrete examples of GDPS, they are the results of changed GDPs. The next chapter explores similar data on the use of GDP related concepts by participants and the resultant potential impact on participant agency.</text:p>
      <text:h text:style-name="Heading_20_4" text:outline-level="4"><text:bookmark-start text:name="moe"/>MoE<text:bookmark-end text:name="moe"/></text:h>
      <text:p text:style-name="First_20_paragraph">One area of research which was explored in this learning design but which has needed to be deprioritise is that of Mantle of the Expert and the permission to play and experiment which the <text:soft-page-break/>drama process advocates.</text:p>
      <text:p text:style-name="Text_20_body">While a fuller exploration of how this was put into practice in P3 via a narrative which wrapped around the making activity, it is relevant to the use of side missions, and the possibility for character exploration in terms of a maker type.</text:p>
      <text:p text:style-name="Text_20_body">NOTE Link to other research on permisison structures, confidence, inclusion, permission to play</text:p>
      <text:h text:style-name="Heading_20_3" text:outline-level="3"><text:bookmark-start text:name="affordances-as-points-on-a-climbing-wall-to-support-understandings-of-instrumental-agency---move"/>Affordances as points on a climbing wall to support understandings of instrumental agency - MOVE<text:bookmark-end text:name="affordances-as-points-on-a-climbing-wall-to-support-understandings-of-instrumental-agency---move"/></text:h>
      <text:p text:style-name="First_20_paragraph">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ajjhtgqo&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d1rnxjdaXq"/>(Matusov et al., 2016:433)<text:reference-mark-end text:name="ZOTERO_ITEM CSL_CITATION {&quot;citationID&quot;:&quot;ajjhtgqo&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d1rnxjdaXq"/>. But may remove authorial or relational agency.</text:p>
      <text:p text:style-name="Text_20_body">As an example take the tensions surrounding authenticity of coding web development language, coding environment and documentation. my choice of curated collection of docs prevented friction and potential confusion if using real developer documents.</text:p>
      <text:p text:style-name="Text_20_body">In this design, participants aim for affordances as visible points.</text:p>
      <text:p text:style-name="Text_20_body">In the design above such points include: regular play-testing; the use of documentation; and highlighted variables and level structure in the quick start stage.</text:p>
      <text:p text:style-name="Text_20_body">To incorporate the utility of previously used affordances within the community, we can imagine a climbing rock-face metaphor of a lead climber leaving a trail for others behind. Or in a training environment of a climbing wall, attaching colours to a particular route designed to suit a particular skill level.</text:p>
      <text:p text:style-name="Text_20_body">The role of the faciliator in this metaphor is to structure the climber journey to the top.</text:p>
      <text:p text:style-name="Text_20_body">This my be done by - defining or reducing the use use of specialised terminology or - hiding away un-needed complexity. - signposting issues<text:line-break/>- imagining the lines of sight of the learner. try to remove large obstacles to potential anchour points.</text:p>
      <text:p text:style-name="Text_20_body">LINK TO EXISTING WORK ON AFFORDENCES FROM SOCIAL CULTURAL PERSPECTIVE. LINK TO AT theory NARDI ON AFFORDENCES AND TECH FOR EXAMPLE AND ROUND UP THE CONSTRUCTIONIST UNDERSTANDING OF AFFORDANCES AND BLACK BOXING</text:p>
      <text:h text:style-name="Heading_20_3" text:outline-level="3"><text:bookmark-start text:name="exploring-transformative-agency-using-the-metaphor-of-kedging-anchors"/>Exploring transformative agency using the metaphor of Kedging anchors<text:bookmark-end text:name="exploring-transformative-agency-using-the-metaphor-of-kedging-anchors"/></text:h>
      <text:p text:style-name="First_20_paragraph">As outlined in chapter 3, Sannino explains TADS using a metaphor of a using a kedging anchors.</text:p>
      <text:p text:style-name="Text_20_body"><text:soft-page-break/>The following section integrates affordance theory into a metaphor to encompass concerns of a more structured learning design.</text:p>
      <text:h text:style-name="Heading_20_5" text:outline-level="5"><text:bookmark-start text:name="linking-to-anchors-to-affordences"/>LINKING TO ANCHORS TO AFFORDENCES<text:bookmark-end text:name="linking-to-anchors-to-affordences"/></text:h>
      <text:p text:style-name="First_20_paragraph">Thus affordances in the learning design can be viewed in this frame as a catching point for these anchors <text:reference-mark-start text:name="ZOTERO_ITEM CSL_CITATION {&quot;citationID&quot;:&quot;qnkjsurd&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PnrP5GTdRH"/>(Hopwood, 2022)<text:reference-mark-end text:name="ZOTERO_ITEM CSL_CITATION {&quot;citationID&quot;:&quot;qnkjsurd&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PnrP5GTdRH"/>. An effective learning environment provides a sea bed with many rocks (affordances) for warping anchors (volitional acts of participant agency to transform learning) <text:reference-mark-start text:name="ZOTERO_ITEM CSL_CITATION {&quot;citationID&quot;:&quot;grweirwq&quot;,&quot;properties&quot;:{&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PxYnEYYR7G"/>(Aagaard et al., 2022)<text:reference-mark-end text:name="ZOTERO_ITEM CSL_CITATION {&quot;citationID&quot;:&quot;grweirwq&quot;,&quot;properties&quot;:{&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PxYnEYYR7G"/>. TADS and the associated metaphor of warping anchors is normally applied in settings of group action.</text:p>
      <text:p text:style-name="Text_20_body">To aid learners agency, designers notice existing paths of participants and add explicit anchor points and make them visible to learners. The process is on-going and mutual. Additionally, this work happens in an facilitated environment. Design decisions server to clarify common problems areas, thus making the water clearer to better see anchor points. The job of the designer is in part to identify the causes of turbulence and thus create support in a sheltered space of a harbour.</text:p>
      <text:p text:style-name="Text_20_body"><text:span text:style-name="T1">An example of mini TADS - use of secondary resources</text:span> 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a theme explored in more detail in chapter five Traditional, printed, instruction-based software manuals are in decline partly due online documentation but also due to the increased intuitive nature of their design <text:reference-mark-start text:name="ZOTERO_ITEM CSL_CITATION {&quot;citationID&quot;:&quot;swotygyo&quot;,&quot;properties&quot;:{&quot;formattedCitation&quot;:&quot;(Pogue, 2017)&quot;,&quot;plainCitation&quot;:&quot;(Pogue, 2017)&quot;,&quot;noteIndex&quot;:0},&quot;citationItems&quot;:[{&quot;id&quot;:9233,&quot;uris&quot;:[&quot;http://zotero.org/users/1913249/items/GNPB4GNI&quot;],&quot;itemData&quot;:{&quot;id&quot;:9233,&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uffix&quot;:&quot;&quot;}],&quot;schema&quot;:&quot;https://github.com/citation-style-language/schema/raw/master/csl-citation.json&quot;} RNDyTFj7ABo5P"/>(Pogue, 2017)<text:reference-mark-end text:name="ZOTERO_ITEM CSL_CITATION {&quot;citationID&quot;:&quot;swotygyo&quot;,&quot;properties&quot;:{&quot;formattedCitation&quot;:&quot;(Pogue, 2017)&quot;,&quot;plainCitation&quot;:&quot;(Pogue, 2017)&quot;,&quot;noteIndex&quot;:0},&quot;citationItems&quot;:[{&quot;id&quot;:9233,&quot;uris&quot;:[&quot;http://zotero.org/users/1913249/items/GNPB4GNI&quot;],&quot;itemData&quot;:{&quot;id&quot;:9233,&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uffix&quot;:&quot;&quot;}],&quot;schema&quot;:&quot;https://github.com/citation-style-language/schema/raw/master/csl-citation.json&quot;} RNDyTFj7ABo5P"/>. CH 5.</text:p>
      <text:p text:style-name="Text_20_body">vThe careful alignment between navigational documentation and the participants driving objectives of the mid-level activity system of implementing a game element, also helped avoid mismatch between task and tools described above as mismatch between primary and secondary stimuli. The process aligns with the concept of just-in-time instruction.</text:p>
      <text:p text:style-name="Text_20_body"/>
      <text:p text:style-name="Text_20_body"/>
      <text:section text:style-name="Sect1" text:name="ZOTERO_BIBL {&quot;uncited&quot;:[],&quot;omitted&quot;:[],&quot;custom&quot;:[]} CSL_BIBLIOGRAPHY RNDRq7QR9TKCw">
        <text:p text:style-name="Bibliography_20_1">Aagaard, T., Bueie, A. and Hjukse, H. (2022) ‘Teacher educator in a digital age: A study of transformative agency.’ <text:span text:style-name="T2">Nordic Journal of Digital Literacy</text:span>, 17(1) pp. 31–45.</text:p>
        <text:p text:style-name="Bibliography_20_1">Barendregt, W., Bekker, T., Börjesson, P., Eriksson, E., Vasalou, A. and Torgersson, O. (2018) ‘Intermediate-level knowledge in child-computer interaction.’ <text:span text:style-name="T2">In</text:span> <text:span text:style-name="T2">Proceedings of the 17th ACM Conference on Interaction Design and Children</text:span>. Trondheim Norway: ACM, pp. 699–704.</text:p>
        <text:p text:style-name="Bibliography_20_1">Barron, B. J. S., Schwartz, D. L., Vye, N. J., Moore, A., Petrosino, A., Zech, L. and Bransford, J. D. (1998) ‘Doing With Understanding: Lessons From Research on Problem- and Project-Based Learning.’ <text:span text:style-name="T2">Journal of the Learning Sciences</text:span>, 7(3–4) pp. 271–311.</text:p>
        <text:p text:style-name="Bibliography_20_1"><text:soft-page-break/>DiGiacomo, D. K. and Gutiérrez, K. D. (2016) ‘Relational Equity as a Design Tool Within Making and Tinkering Activities.’ <text:span text:style-name="T2">Mind, Culture, and Activity</text:span>, 23(2) pp. 141–153.</text:p>
        <text:p text:style-name="Bibliography_20_1">Edwards, A. (2009) ‘From the systemic to the relational: Relational agency and activity theory.’ <text:span text:style-name="T2">Learning and expanding with activity theory</text:span> pp. 197–211.</text:p>
        <text:p text:style-name="Bibliography_20_1">Engeström, Y. (2006) ‘Development, movement and agency: Breaking away into mycorrhizae activities.’ <text:span text:style-name="T2">Building activity theory in practice: Toward the next generation</text:span>, 1 pp. 1–43.</text:p>
        <text:p text:style-name="Bibliography_20_1">Eriksson, E., Baykal, G. E., Björk, S. and Torgersson, O. (2019) ‘Using Gameplay Design Patterns with Children in the Redesign of a Collaborative Co-located Game.’ <text:span text:style-name="T2">In</text:span> <text:span text:style-name="T2">Proceedings of the 18th ACM International Conference on Interaction Design and Children</text:span>. Boise ID USA: ACM, pp. 15–25.</text:p>
        <text:p text:style-name="Bibliography_20_1">Fullerton, T. (2018) <text:span text:style-name="T2">Game Design Workshop: A Playcentric Approach to Creating Innovative Games, Fourth Edition</text:span>. 4 edition, Boca Raton: A K Peters/CRC Press.</text:p>
        <text:p text:style-name="Bibliography_20_1">Gutiérrez, K. D., Becker, B. L. C., Espinoza, M. L., Cortes, K. L., Cortez, A., Lizárraga, J. R., Rivero, E., Villegas, K. and Yin, P. (2019) ‘Youth as historical actors in the production of possible futures.’ <text:span text:style-name="T2">Mind, Culture, and Activity</text:span>, 26(4) pp. 291–308.</text:p>
        <text:p text:style-name="Bibliography_20_1">Haapasaari, A., Engeström, Y. and Kerosuo, H. (2016) ‘The emergence of learners’ transformative agency in a Change Laboratory intervention.’ <text:span text:style-name="T2">Journal of Education and Work</text:span>, 29(2) pp. 232–262.</text:p>
        <text:p text:style-name="Bibliography_20_1">Hagge, J. (2018) ‘Coding to Create: A Subtext of Decisions as Early Adolescents Design Digital Media.’ <text:span text:style-name="T2">Technology, Knowledge and Learning</text:span>, 23(2) pp. 247–271.</text:p>
        <text:p text:style-name="Bibliography_20_1">Hopwood, N. (2022) ‘Agency in cultural-historical activity theory: strengthening commitment to social transformation.’ <text:span text:style-name="T2">Mind, Culture, and Activity</text:span>. Routledge, 29(2) pp. 108–122.</text:p>
        <text:p text:style-name="Bibliography_20_1">Hwang, Y., Das, A., Waite, J. and Sentance, S. (2023) ‘Using a Sociological Lens to Investigate Computing Teachers’ Culturally Responsive Classroom Practices.’ <text:span text:style-name="T2">In</text:span> <text:span text:style-name="T2">Proceedings of the 2023 ACM Conference on International Computing Education Research V.1</text:span>. Chicago IL USA: ACM, pp. 206–221.</text:p>
        <text:p text:style-name="Bibliography_20_1">Isaac, G., Barma, S. and Romero, M. (2022) ‘Cultural historical activity theory, double stimulation, and conflicts of motives in education science: Where have we been? (2012-2021).’ <text:span text:style-name="T2">Revue internationale du CRIRES : innover dans la tradition de Vygotsky</text:span>, 5(2) pp. 86–94.</text:p>
        <text:p text:style-name="Bibliography_20_1">Kynigos, C. and Grizioti, M. (2020) ‘Modifying games with ChoiCo: Integrated affordances and engineered bugs for computational thinking.’ <text:span text:style-name="T2">British Journal of Educational Technology</text:span>, 51(6) pp. 2252–2267.</text:p>
        <text:p text:style-name="Bibliography_20_1">Matusov, E., von Duyke, K. and Kayumova, S. (2016) ‘Mapping Concepts of Agency in Educational Contexts.’ <text:span text:style-name="T2">Integrative Psychological and Behavioral Science</text:span>, 50(3) pp. 420–446.</text:p>
        <text:p text:style-name="Bibliography_20_1"><text:soft-page-break/>Muller, O., Haberman, B. and Averbuch, H. (2004) ‘(An almost) pedagogical pattern for pattern-based problem-solving instruction.’ <text:span text:style-name="T2">ACM SIGCSE Bulletin</text:span>, 36(3) pp. 102–106.</text:p>
        <text:p text:style-name="Bibliography_20_1">Papert, S. and Turkle, S. (1990) ‘Epistemological Pluralism and the Revaluation of the Concrete.’ <text:span text:style-name="T2">Signs</text:span>, 16(1).</text:p>
        <text:p text:style-name="Bibliography_20_1">Pogue, D. (2017) ‘User Manuals Are Mostly Gone--Which Is Both Good and Bad.’ <text:span text:style-name="T2">Scientific American</text:span>.</text:p>
        <text:p text:style-name="Bibliography_20_1">Resnick, M. (2020) ‘The Seeds That Seymour Sowed.’ Medium. 16th October. [Online] [Accessed on 25th February 2025] https://mres.medium.com/the-seeds-that-seymour-sowed-c2860379617b.</text:p>
        <text:p text:style-name="Bibliography_20_1">Rogoff, B. (2003) <text:span text:style-name="T2">The cultural nature of human development</text:span>. Oxford [UK] ;a New York: Oxford University Press.</text:p>
        <text:p text:style-name="Bibliography_20_1">Sannino, A. (2011) ‘Activity theory as an activist and interventionist theory.’ <text:span text:style-name="T2">Theory &amp; Psychology</text:span>, 21(5) pp. 571–597.</text:p>
        <text:p text:style-name="Bibliography_20_1">Sannino, A., Engeström, Y. and Lemos, M. (2016) ‘Formative Interventions for Expansive Learning and Transformative Agency.’ <text:span text:style-name="T2">Journal of the Learning Sciences</text:span>, 25(4) pp. 599–633.</text:p>
        <text:p text:style-name="Bibliography_20_1">Sentance, S., Waite, J. and Kallia, M. (2019) ‘Teaching computer programming with PRIMM: a sociocultural perspective.’ <text:span text:style-name="T2">Computer Science Education</text:span>. Routledge, 29(2–3) pp. 136–176.</text:p>
        <text:p text:style-name="Bibliography_20_1">Stone, L. D. and Gutiérrez, K. D. (2007) ‘Problem articulation and the processes of assistance: An activity theoretic view of mediation in game play.’ <text:span text:style-name="T2">International Journal of Educational Research</text:span>, 46(1–2) pp. 43–56.</text:p>
        <text:p text:style-name="Bibliography_20_1">Waite, J., Curzon, P., Marsh, W. and Sentance, S. (2016) ‘Abstraction and common classroom activities.’ <text:span text:style-name="T2">In</text:span> <text:span text:style-name="T2">Proceedings of the 11th Workshop in Primary and Secondary Computing Education on ZZZ - WiPSCE ’16</text:span>. M&amp;#252;nster, Germany: ACM Press, pp. 112–113.</text:p>
        <text:p text:style-name="Bibliography_20_1">Waite, J. L., Curzon, P., Marsh, W., Sentance, S. and Hadwen-Bennett, A. (2018) ‘Abstraction in action: K-5 teachers’ uses of levels of abstraction, particularly the design level, in teaching programming.’ <text:span text:style-name="T2">International Journal of Computer Science Education in Schools</text:span>, 2(1) pp. 14–40.</text:p>
        <text:p text:style-name="Bibliography_20_1">Waite, J. and Sentance, S. (2021) ‘Teaching programming in schools: A review of approaches and strategies.’</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7. Seeding and Nurturing Community Game Making Practices to Facilitate Learner Agency</dc:title>
    <dc:description/>
    <dc:subject/>
    <meta:keyword/>
    <meta:initial-creator/>
    <dc:creator>Mick Chesterman</dc:creator>
    <meta:creation-date>2025-02-25T16:23:02Z</meta:creation-date>
    <dc:date>2025-02-25T16:24:10.011423253</dc:date>
    <meta:editing-duration>PT54S</meta:editing-duration>
    <meta:editing-cycles>1</meta:editing-cycles>
    <meta:document-statistic meta:table-count="0" meta:image-count="0" meta:object-count="0" meta:page-count="23" meta:paragraph-count="336" meta:word-count="8621" meta:character-count="55376" meta:non-whitespace-character-count="47195"/>
    <meta:user-defined meta:name="ZOTERO_PREF_1">&lt;data data-version="3" zotero-version="7.0.13"&gt;&lt;session id="djreoo4m"/&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